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Menlo" svg:font-family="Menlo, Monaco, Consolas, 'Courier New', monospace"/>
    <style:font-face style:name="futura-pt-n4" svg:font-family="futura-pt-n4, futura-pt,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02cm"/>
    </style:style>
    <style:style style:name="Tabelle2.B" style:family="table-column">
      <style:table-column-properties style:column-width="14.711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813cm"/>
    </style:style>
    <style:style style:name="Tabelle4.B" style:family="table-column">
      <style:table-column-properties style:column-width="14.199cm"/>
    </style:style>
    <style:style style:name="Tabelle4.A1" style:family="table-cell">
      <style:table-cell-properties fo:padding="0cm" fo:border="none"/>
    </style:style>
    <style:style style:name="Tabelle1" style:family="table">
      <style:table-properties style:width="17.013cm" fo:margin-left="0cm" table:align="left"/>
    </style:style>
    <style:style style:name="Tabelle1.A" style:family="table-column">
      <style:table-column-properties style:column-width="2.302cm"/>
    </style:style>
    <style:style style:name="Tabelle1.B" style:family="table-column">
      <style:table-column-properties style:column-width="14.71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2.699cm"/>
    </style:style>
    <style:style style:name="Tabelle5.B" style:family="table-column">
      <style:table-column-properties style:column-width="14.314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style:vertical-align=""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2.699cm"/>
    </style:style>
    <style:style style:name="Tabelle6.B" style:family="table-column">
      <style:table-column-properties style:column-width="14.314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style:vertical-align=""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2.699cm"/>
    </style:style>
    <style:style style:name="Tabelle7.B" style:family="table-column">
      <style:table-column-properties style:column-width="14.314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style:vertical-align=""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2.699cm"/>
    </style:style>
    <style:style style:name="Tabelle8.B" style:family="table-column">
      <style:table-column-properties style:column-width="14.314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style:vertical-align=""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2.699cm"/>
    </style:style>
    <style:style style:name="Tabelle11.B" style:family="table-column">
      <style:table-column-properties style:column-width="14.314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style:vertical-align=""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2.699cm"/>
    </style:style>
    <style:style style:name="Tabelle12.B" style:family="table-column">
      <style:table-column-properties style:column-width="14.314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style:vertical-align="" fo:padding="0.097cm" fo:border-left="0.05pt solid #000000" fo:border-right="0.05pt solid #000000"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4" style:family="table">
      <style:table-properties style:width="14.367cm" table:align="left"/>
    </style:style>
    <style:style style:name="Tabelle14.A" style:family="table-column">
      <style:table-column-properties style:column-width="6.059cm"/>
    </style:style>
    <style:style style:name="Tabelle14.B" style:family="table-column">
      <style:table-column-properties style:column-width="1.296cm"/>
    </style:style>
    <style:style style:name="Tabelle14.C" style:family="table-column">
      <style:table-column-properties style:column-width="7.011cm"/>
    </style:style>
    <style:style style:name="Tabelle14.A1" style:family="table-cell">
      <style:table-cell-properties fo:padding="0cm" fo:border="none"/>
    </style:style>
    <style:style style:name="Tabelle13" style:family="table">
      <style:table-properties style:width="17.013cm" fo:margin-left="0cm" table:align="left"/>
    </style:style>
    <style:style style:name="Tabelle13.A" style:family="table-column">
      <style:table-column-properties style:column-width="2.699cm"/>
    </style:style>
    <style:style style:name="Tabelle13.B" style:family="table-column">
      <style:table-column-properties style:column-width="14.314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style:vertical-align="" fo:padding="0.097cm" fo:border-left="0.05pt solid #000000" fo:border-right="0.05pt solid #000000" fo:border-top="none" fo:border-bottom="0.05pt solid #000000"/>
    </style:style>
    <style:style style:name="Tabelle15" style:family="table" style:master-page-name="">
      <style:table-properties style:width="17.013cm" fo:margin-left="0cm" style:page-number="auto" table:align="left"/>
    </style:style>
    <style:style style:name="Tabelle15.A" style:family="table-column">
      <style:table-column-properties style:column-width="2.302cm"/>
    </style:style>
    <style:style style:name="Tabelle15.B" style:family="table-column">
      <style:table-column-properties style:column-width="14.711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style:vertical-align=""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2.302cm"/>
    </style:style>
    <style:style style:name="Tabelle3.B" style:family="table-column">
      <style:table-column-properties style:column-width="14.71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style:vertical-align="" fo:padding="0.097cm" fo:border-left="0.05pt solid #000000" fo:border-right="0.05pt solid #000000"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9" style:family="table">
      <style:table-properties style:width="10.901cm" table:align="left"/>
    </style:style>
    <style:style style:name="Tabelle9.A" style:family="table-column">
      <style:table-column-properties style:column-width="0.979cm"/>
    </style:style>
    <style:style style:name="Tabelle9.B" style:family="table-column">
      <style:table-column-properties style:column-width="9.922cm"/>
    </style:style>
    <style:style style:name="Tabelle9.A1" style:family="table-cell">
      <style:table-cell-properties fo:padding="0cm" fo:border="none"/>
    </style:style>
    <style:style style:name="Tabelle9.4" style:family="table-row">
      <style:table-row-properties style:min-row-height="0.423cm"/>
    </style:style>
    <style:style style:name="Tabelle9.5" style:family="table-row">
      <style:table-row-properties style:min-row-height="0.397cm"/>
    </style:style>
    <style:style style:name="Tabelle10" style:family="table">
      <style:table-properties style:width="14.023cm" table:align="left"/>
    </style:style>
    <style:style style:name="Tabelle10.A" style:family="table-column">
      <style:table-column-properties style:column-width="1.416cm"/>
    </style:style>
    <style:style style:name="Tabelle10.B" style:family="table-column">
      <style:table-column-properties style:column-width="12.607cm"/>
    </style:style>
    <style:style style:name="Tabelle10.A1" style:family="table-cell">
      <style:table-cell-properties fo:padding="0cm" fo:border="none"/>
    </style:style>
    <style:style style:name="P1" style:family="paragraph" style:parent-style-name="Standard">
      <style:text-properties officeooo:rsid="000e41e2" officeooo:paragraph-rsid="000e41e2"/>
    </style:style>
    <style:style style:name="P2" style:family="paragraph" style:parent-style-name="Standard">
      <style:text-properties officeooo:rsid="000e41e2" officeooo:paragraph-rsid="0018a4ed"/>
    </style:style>
    <style:style style:name="P3" style:family="paragraph" style:parent-style-name="Standard">
      <style:text-properties officeooo:rsid="000e41e2" officeooo:paragraph-rsid="0042739c"/>
    </style:style>
    <style:style style:name="P4" style:family="paragraph" style:parent-style-name="Standard">
      <style:text-properties officeooo:paragraph-rsid="0018a4ed"/>
    </style:style>
    <style:style style:name="P5" style:family="paragraph" style:parent-style-name="Standard">
      <style:text-properties officeooo:paragraph-rsid="001a8fd3"/>
    </style:style>
    <style:style style:name="P6" style:family="paragraph" style:parent-style-name="Standard">
      <style:text-properties officeooo:paragraph-rsid="001cd1e9"/>
    </style:style>
    <style:style style:name="P7" style:family="paragraph" style:parent-style-name="Standard">
      <style:text-properties officeooo:paragraph-rsid="001f261c"/>
    </style:style>
    <style:style style:name="P8" style:family="paragraph" style:parent-style-name="Standard">
      <style:text-properties officeooo:paragraph-rsid="0033d87b"/>
    </style:style>
    <style:style style:name="P9" style:family="paragraph" style:parent-style-name="Standard">
      <style:text-properties officeooo:paragraph-rsid="003756cb"/>
    </style:style>
    <style:style style:name="P10" style:family="paragraph" style:parent-style-name="Standard">
      <style:text-properties fo:font-variant="normal" fo:text-transform="none" fo:color="#404040" style:font-name="Arial" fo:font-size="9pt" fo:letter-spacing="normal" fo:font-style="normal" fo:font-weight="normal" officeooo:rsid="000e41e2" officeooo:paragraph-rsid="0018a4ed"/>
    </style:style>
    <style:style style:name="P11" style:family="paragraph" style:parent-style-name="Standard">
      <style:text-properties fo:font-variant="normal" fo:text-transform="none" fo:color="#404040" style:font-name="Arial1" fo:font-size="9pt" fo:letter-spacing="normal" fo:font-style="normal" fo:font-weight="normal" officeooo:rsid="00100b5e" officeooo:paragraph-rsid="0018a4ed"/>
    </style:style>
    <style:style style:name="P12" style:family="paragraph" style:parent-style-name="Standard">
      <style:text-properties officeooo:rsid="0042739c" officeooo:paragraph-rsid="0042739c"/>
    </style:style>
    <style:style style:name="P13" style:family="paragraph" style:parent-style-name="Standard">
      <style:text-properties officeooo:rsid="00444fe8" officeooo:paragraph-rsid="00444fe8"/>
    </style:style>
    <style:style style:name="P14" style:family="paragraph" style:parent-style-name="Standard">
      <style:text-properties officeooo:paragraph-rsid="0044ecce"/>
    </style:style>
    <style:style style:name="P15" style:family="paragraph" style:parent-style-name="Standard">
      <style:text-properties officeooo:rsid="004b5168" officeooo:paragraph-rsid="004b5168"/>
    </style:style>
    <style:style style:name="P16" style:family="paragraph" style:parent-style-name="Text_20_body">
      <style:paragraph-properties fo:margin-left="0cm" fo:margin-right="0cm" fo:margin-top="0cm" fo:margin-bottom="0.265cm" loext:contextual-spacing="false" fo:line-height="146%" fo:text-indent="0cm" style:auto-text-indent="false" fo:padding="0cm" fo:border="none"/>
      <style:text-properties officeooo:paragraph-rsid="001a8fd3"/>
    </style:style>
    <style:style style:name="P17"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18a4ed"/>
    </style:style>
    <style:style style:name="P18"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1c7619"/>
    </style:style>
    <style:style style:name="P19"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8a4ed" style:font-size-asian="10pt" style:font-size-complex="10pt"/>
    </style:style>
    <style:style style:name="P20"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c7619" style:font-size-asian="10pt" style:font-size-complex="10pt"/>
    </style:style>
    <style:style style:name="P21"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f261c" style:font-size-asian="10pt" style:font-size-complex="10pt"/>
    </style:style>
    <style:style style:name="P22" style:family="paragraph" style:parent-style-name="Table_20_Contents">
      <style:paragraph-properties style:line-height-at-least="0.423cm" fo:text-align="start" style:justify-single-word="false"/>
      <style:text-properties officeooo:paragraph-rsid="0018a4ed"/>
    </style:style>
    <style:style style:name="P23" style:family="paragraph" style:parent-style-name="Table_20_Contents">
      <style:paragraph-properties style:line-height-at-least="0.423cm" fo:text-align="start" style:justify-single-word="false"/>
      <style:text-properties officeooo:paragraph-rsid="001c7619"/>
    </style:style>
    <style:style style:name="P24" style:family="paragraph" style:parent-style-name="Table_20_Contents">
      <style:paragraph-properties style:line-height-at-least="0.423cm" fo:text-align="start" style:justify-single-word="false"/>
      <style:text-properties officeooo:paragraph-rsid="001f261c"/>
    </style:style>
    <style:style style:name="P25" style:family="paragraph" style:parent-style-name="Table_20_Contents">
      <style:text-properties officeooo:rsid="0018a4ed" officeooo:paragraph-rsid="0018a4ed"/>
    </style:style>
    <style:style style:name="P26" style:family="paragraph" style:parent-style-name="Table_20_Contents">
      <style:text-properties officeooo:rsid="0018a4ed" officeooo:paragraph-rsid="001a8fd3"/>
    </style:style>
    <style:style style:name="P27" style:family="paragraph" style:parent-style-name="Table_20_Contents">
      <style:text-properties officeooo:rsid="0018a4ed" officeooo:paragraph-rsid="0044ecce"/>
    </style:style>
    <style:style style:name="P28" style:family="paragraph" style:parent-style-name="Table_20_Contents">
      <style:text-properties officeooo:paragraph-rsid="0018a4ed"/>
    </style:style>
    <style:style style:name="P29" style:family="paragraph" style:parent-style-name="Table_20_Contents">
      <style:text-properties officeooo:paragraph-rsid="001a8fd3"/>
    </style:style>
    <style:style style:name="P30" style:family="paragraph" style:parent-style-name="Table_20_Contents">
      <style:text-properties officeooo:rsid="001b7fa6" officeooo:paragraph-rsid="001b7fa6"/>
    </style:style>
    <style:style style:name="P31" style:family="paragraph" style:parent-style-name="Table_20_Contents">
      <style:text-properties officeooo:rsid="001b7fa6" officeooo:paragraph-rsid="001c7619"/>
    </style:style>
    <style:style style:name="P32" style:family="paragraph" style:parent-style-name="Table_20_Contents">
      <style:text-properties officeooo:paragraph-rsid="003c65bb"/>
    </style:style>
    <style:style style:name="P33" style:family="paragraph" style:parent-style-name="Table_20_Contents">
      <style:text-properties officeooo:rsid="00444fe8" officeooo:paragraph-rsid="00444fe8"/>
    </style:style>
    <style:style style:name="P34" style:family="paragraph" style:parent-style-name="Table_20_Contents">
      <style:text-properties officeooo:paragraph-rsid="0044ecce"/>
    </style:style>
    <style:style style:name="P35" style:family="paragraph" style:parent-style-name="Table_20_Contents">
      <style:text-properties officeooo:rsid="0044ecce" officeooo:paragraph-rsid="0044ecce"/>
    </style:style>
    <style:style style:name="P36" style:family="paragraph" style:parent-style-name="Table_20_Contents">
      <style:text-properties officeooo:rsid="0047b6e8" officeooo:paragraph-rsid="0047b6e8"/>
    </style:style>
    <style:style style:name="P37" style:family="paragraph" style:parent-style-name="Table_20_Contents">
      <loext:graphic-properties draw:fill="none"/>
      <style:paragraph-properties fo:margin-left="0cm" fo:margin-right="-11.8cm" fo:margin-top="0cm" fo:margin-bottom="0cm" loext:contextual-spacing="false" fo:line-height="146%" fo:text-align="start" style:justify-single-word="false" fo:text-indent="0cm" style:auto-text-indent="false" fo:background-color="transparent" fo:padding="0cm" fo:border="none" text:number-lines="false" text:line-number="0"/>
      <style:text-properties fo:font-size="10pt" officeooo:paragraph-rsid="0018a4ed" style:font-size-asian="10pt" style:font-size-complex="10pt"/>
    </style:style>
    <style:style style:name="P38" style:family="paragraph" style:parent-style-name="Table_20_Contents">
      <loext:graphic-properties draw:fill="none"/>
      <style:paragraph-properties fo:margin-left="0cm" fo:margin-right="-0.499cm" fo:margin-top="0cm" fo:margin-bottom="0cm" loext:contextual-spacing="false" fo:line-height="146%" fo:text-align="start" style:justify-single-word="false" fo:text-indent="0cm" style:auto-text-indent="false" fo:background-color="transparent" fo:padding="0cm" fo:border="none" text:number-lines="false" text:line-number="0"/>
      <style:text-properties officeooo:paragraph-rsid="001f261c"/>
    </style:style>
    <style:style style:name="P39" style:family="paragraph" style:parent-style-name="Standard">
      <style:text-properties fo:font-variant="normal" fo:text-transform="none" fo:color="#404040" style:font-name="Arial" fo:font-size="9pt" fo:letter-spacing="normal" fo:font-style="normal" fo:font-weight="normal" officeooo:paragraph-rsid="001a8fd3"/>
    </style:style>
    <style:style style:name="P40" style:family="paragraph" style:parent-style-name="Standard">
      <style:text-properties fo:font-variant="normal" fo:text-transform="none" fo:color="#404040" style:font-name="Arial1" fo:font-size="9pt" fo:letter-spacing="normal" fo:font-style="normal" fo:font-weight="normal" officeooo:rsid="00100b5e" officeooo:paragraph-rsid="0018a4ed"/>
    </style:style>
    <style:style style:name="P41" style:family="paragraph" style:parent-style-name="Standard">
      <style:text-properties fo:font-variant="normal" fo:text-transform="none" fo:color="#000000" style:font-name="Liberation Serif" fo:font-size="12pt" fo:letter-spacing="normal" fo:font-style="italic" fo:font-weight="normal" officeooo:rsid="0012b00d" officeooo:paragraph-rsid="0061bdb3" style:font-size-asian="12pt" style:font-style-asian="italic" style:font-size-complex="12pt" style:font-style-complex="italic"/>
    </style:style>
    <style:style style:name="P42" style:family="paragraph" style:parent-style-name="Standard">
      <style:text-properties fo:font-variant="normal" fo:text-transform="none" fo:color="#3333ff" style:text-line-through-style="none" style:text-line-through-type="none" style:font-name="Arial1" fo:font-size="10pt" fo:letter-spacing="normal" fo:font-style="normal" style:text-underline-style="none" fo:font-weight="bold" officeooo:rsid="003e169d" officeooo:paragraph-rsid="003e169d" style:text-blinking="false" style:font-size-asian="10pt" style:font-style-asian="normal" style:font-weight-asian="bold" style:font-size-complex="10pt" style:font-style-complex="normal" style:font-weight-complex="bold"/>
    </style:style>
    <style:style style:name="P43" style:family="paragraph" style:parent-style-name="Standard">
      <style:text-properties fo:font-size="12pt" officeooo:rsid="00273682" officeooo:paragraph-rsid="005b686d" style:font-size-asian="12pt" style:font-size-complex="12pt"/>
    </style:style>
    <style:style style:name="P44" style:family="paragraph" style:parent-style-name="Standard">
      <style:text-properties fo:font-size="12pt" officeooo:rsid="00273682" officeooo:paragraph-rsid="0061bdb3" style:font-size-asian="12pt" style:font-size-complex="12pt"/>
    </style:style>
    <style:style style:name="P45" style:family="paragraph" style:parent-style-name="Standard">
      <style:text-properties fo:font-size="12pt" officeooo:rsid="002abe29" officeooo:paragraph-rsid="005f4841" style:font-size-asian="12pt" style:font-size-complex="12pt"/>
    </style:style>
    <style:style style:name="P46" style:family="paragraph" style:parent-style-name="Standard">
      <style:text-properties fo:font-size="12pt" officeooo:rsid="002abe29" officeooo:paragraph-rsid="005b686d" style:font-size-asian="12pt" style:font-size-complex="12pt"/>
    </style:style>
    <style:style style:name="P47" style:family="paragraph" style:parent-style-name="Standard">
      <style:text-properties fo:font-size="12pt" fo:font-style="normal" fo:font-weight="bold" officeooo:rsid="00273682" officeooo:paragraph-rsid="005b686d" style:font-size-asian="12pt" style:font-style-asian="normal" style:font-weight-asian="bold" style:font-size-complex="12pt" style:font-style-complex="normal" style:font-weight-complex="bold"/>
    </style:style>
    <style:style style:name="P48" style:family="paragraph" style:parent-style-name="Standard">
      <style:text-properties officeooo:rsid="000e41e2" officeooo:paragraph-rsid="003c65bb"/>
    </style:style>
    <style:style style:name="P49" style:family="paragraph" style:parent-style-name="Standard">
      <style:text-properties officeooo:rsid="000e41e2" officeooo:paragraph-rsid="0042739c"/>
    </style:style>
    <style:style style:name="P50" style:family="paragraph" style:parent-style-name="Standard">
      <style:text-properties officeooo:rsid="000e41e2" officeooo:paragraph-rsid="000e41e2"/>
    </style:style>
    <style:style style:name="P51" style:family="paragraph" style:parent-style-name="Standard">
      <style:text-properties officeooo:rsid="000e41e2" officeooo:paragraph-rsid="005ea2bb"/>
    </style:style>
    <style:style style:name="P52" style:family="paragraph" style:parent-style-name="Standard">
      <style:text-properties officeooo:rsid="000e41e2" officeooo:paragraph-rsid="0061bdb3"/>
    </style:style>
    <style:style style:name="P53" style:family="paragraph" style:parent-style-name="Standard">
      <style:text-properties officeooo:paragraph-rsid="004f69ef"/>
    </style:style>
    <style:style style:name="P54" style:family="paragraph" style:parent-style-name="Standard">
      <style:text-properties officeooo:paragraph-rsid="0044ecce"/>
    </style:style>
    <style:style style:name="P55" style:family="paragraph" style:parent-style-name="Standard">
      <style:text-properties officeooo:paragraph-rsid="005eef64"/>
    </style:style>
    <style:style style:name="P56" style:family="paragraph" style:parent-style-name="Standard">
      <style:text-properties officeooo:paragraph-rsid="003756cb"/>
    </style:style>
    <style:style style:name="P57" style:family="paragraph" style:parent-style-name="Standard">
      <style:text-properties officeooo:paragraph-rsid="005f4841"/>
    </style:style>
    <style:style style:name="P58" style:family="paragraph" style:parent-style-name="Standard">
      <style:text-properties officeooo:paragraph-rsid="0061bdb3"/>
    </style:style>
    <style:style style:name="P59" style:family="paragraph" style:parent-style-name="Standard">
      <style:text-properties fo:font-size="10pt" officeooo:paragraph-rsid="005f4841" style:font-size-asian="10pt" style:font-size-complex="10pt"/>
    </style:style>
    <style:style style:name="P60" style:family="paragraph" style:parent-style-name="Standard">
      <style:text-properties style:font-name="Arial1" fo:font-size="10pt" officeooo:rsid="000e41e2" officeooo:paragraph-rsid="001cd1e9" style:font-size-asian="10pt" style:font-size-complex="10pt"/>
    </style:style>
    <style:style style:name="P61" style:family="paragraph" style:parent-style-name="Standard">
      <style:text-properties style:font-name="Arial1" fo:font-size="10pt" officeooo:paragraph-rsid="0061bdb3" style:font-size-asian="10pt" style:font-size-complex="10pt"/>
    </style:style>
    <style:style style:name="P62" style:family="paragraph" style:parent-style-name="Standard">
      <style:text-properties style:font-name="Arial1" fo:font-size="10pt" officeooo:rsid="00273682" officeooo:paragraph-rsid="003c65bb" style:font-size-asian="10pt" style:font-size-complex="10pt"/>
    </style:style>
    <style:style style:name="P63" style:family="paragraph" style:parent-style-name="Standard">
      <style:paragraph-properties fo:break-before="page"/>
      <style:text-properties officeooo:paragraph-rsid="0044ecce"/>
    </style:style>
    <style:style style:name="P64" style:family="paragraph" style:parent-style-name="Table_20_Contents">
      <style:text-properties fo:font-variant="normal" fo:text-transform="none" fo:color="#404040" style:font-name="Arial" fo:font-size="9pt" fo:letter-spacing="normal" fo:font-style="normal" fo:font-weight="normal" officeooo:paragraph-rsid="001a8fd3"/>
    </style:style>
    <style:style style:name="P65" style:family="paragraph" style:parent-style-name="Table_20_Contents">
      <style:text-properties officeooo:paragraph-rsid="003c65bb"/>
    </style:style>
    <style:style style:name="P66" style:family="paragraph" style:parent-style-name="Table_20_Contents">
      <style:paragraph-properties style:line-height-at-least="0.423cm" fo:text-align="start" style:justify-single-word="false"/>
      <style:text-properties officeooo:paragraph-rsid="004f69ef"/>
    </style:style>
    <style:style style:name="P67" style:family="paragraph" style:parent-style-name="Table_20_Contents">
      <style:paragraph-properties style:line-height-at-least="0.423cm" fo:text-align="start" style:justify-single-word="false"/>
      <style:text-properties officeooo:paragraph-rsid="0061bdb3"/>
    </style:style>
    <style:style style:name="P68" style:family="paragraph" style:parent-style-name="Table_20_Contents">
      <style:text-properties officeooo:rsid="005031b9" officeooo:paragraph-rsid="005031b9"/>
    </style:style>
    <style:style style:name="P69" style:family="paragraph" style:parent-style-name="Table_20_Contents">
      <style:text-properties officeooo:rsid="00563572" officeooo:paragraph-rsid="00563572"/>
    </style:style>
    <style:style style:name="P70" style:family="paragraph" style:parent-style-name="Table_20_Contents">
      <style:text-properties officeooo:rsid="00573026" officeooo:paragraph-rsid="00573026"/>
    </style:style>
    <style:style style:name="P71" style:family="paragraph" style:parent-style-name="Table_20_Contents">
      <style:text-properties officeooo:rsid="005ab086" officeooo:paragraph-rsid="005ab086"/>
    </style:style>
    <style:style style:name="P72" style:family="paragraph" style:parent-style-name="Table_20_Contents">
      <style:text-properties officeooo:rsid="005d0faf" officeooo:paragraph-rsid="005d0faf"/>
    </style:style>
    <style:style style:name="P73" style:family="paragraph" style:parent-style-name="Table_20_Contents">
      <style:text-properties officeooo:rsid="0018a4ed" officeooo:paragraph-rsid="005ea2bb"/>
    </style:style>
    <style:style style:name="P74" style:family="paragraph" style:parent-style-name="Table_20_Contents">
      <style:text-properties officeooo:rsid="0018a4ed" officeooo:paragraph-rsid="005f4841"/>
    </style:style>
    <style:style style:name="P75" style:family="paragraph" style:parent-style-name="Table_20_Contents">
      <style:text-properties officeooo:paragraph-rsid="005ea2bb"/>
    </style:style>
    <style:style style:name="P76" style:family="paragraph" style:parent-style-name="Table_20_Contents">
      <style:text-properties officeooo:paragraph-rsid="005f4841"/>
    </style:style>
    <style:style style:name="P77" style:family="paragraph" style:parent-style-name="Table_20_Contents">
      <style:text-properties officeooo:paragraph-rsid="0061bdb3"/>
    </style:style>
    <style:style style:name="P78" style:family="paragraph" style:parent-style-name="Table_20_Contents">
      <style:text-properties fo:font-size="10pt" officeooo:paragraph-rsid="0061bdb3" style:font-size-asian="10pt" style:font-size-complex="10pt"/>
    </style:style>
    <style:style style:name="P79" style:family="paragraph" style:parent-style-name="Table_20_Contents">
      <style:text-properties fo:font-size="10pt" officeooo:rsid="001b7fa6" officeooo:paragraph-rsid="0061bdb3" style:font-size-asian="10pt" style:font-size-complex="10pt"/>
    </style:style>
    <style:style style:name="P80" style:family="paragraph" style:parent-style-name="Table_20_Contents">
      <style:text-properties style:font-name="Arial1" fo:font-size="10pt" officeooo:rsid="0018a4ed" officeooo:paragraph-rsid="0018a4ed" style:font-size-asian="10pt" style:font-size-complex="10pt"/>
    </style:style>
    <style:style style:name="P81" style:family="paragraph" style:parent-style-name="Table_20_Contents">
      <style:text-properties style:font-name="Arial1" fo:font-size="10pt" officeooo:rsid="0018a4ed" officeooo:paragraph-rsid="0061bdb3" style:font-size-asian="10pt" style:font-size-complex="10pt"/>
    </style:style>
    <style:style style:name="P82" style:family="paragraph" style:parent-style-name="Table_20_Contents">
      <style:text-properties style:font-name="Arial1" fo:font-size="10pt" officeooo:rsid="0018a4ed" officeooo:paragraph-rsid="003c65bb" style:font-size-asian="10pt" style:font-size-complex="10pt"/>
    </style:style>
    <style:style style:name="P83"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4f69ef"/>
    </style:style>
    <style:style style:name="P84"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61bdb3"/>
    </style:style>
    <style:style style:name="P85"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4f69ef" style:font-size-asian="10pt" style:font-size-complex="10pt"/>
    </style:style>
    <style:style style:name="P86"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61bdb3" style:font-size-asian="10pt" style:font-size-complex="10pt"/>
    </style:style>
    <style:style style:name="P87" style:family="paragraph" style:parent-style-name="Table_20_Contents">
      <loext:graphic-properties draw:fill="none"/>
      <style:paragraph-properties fo:margin-left="0cm" fo:margin-right="0cm" fo:margin-top="0cm" fo:margin-bottom="0cm" loext:contextual-spacing="false" fo:line-height="146%" fo:text-align="start" style:justify-single-word="false" fo:text-indent="0cm" style:auto-text-indent="false" fo:background-color="transparent" fo:padding="0cm" fo:border="none" text:number-lines="false" text:line-number="0"/>
      <style:text-properties officeooo:paragraph-rsid="0061bdb3"/>
    </style:style>
    <style:style style:name="P88" style:family="paragraph" style:parent-style-name="Text_20_body">
      <loext:graphic-properties draw:fill-image-width="0cm" draw:fill-image-height="0cm"/>
      <style:paragraph-properties fo:margin-left="0cm" fo:margin-right="0cm" fo:margin-top="0cm" fo:margin-bottom="0cm" loext:contextual-spacing="false" fo:text-indent="0cm" style:auto-text-indent="false" style:shadow="none"/>
      <style:text-properties style:font-name="Arial1" fo:font-size="9pt" officeooo:paragraph-rsid="005f4841" style:font-size-asian="9pt" style:font-size-complex="9pt"/>
    </style:style>
    <style:style style:name="P89" style:family="paragraph" style:parent-style-name="Text_20_body">
      <loext:graphic-properties draw:fill-image-width="0cm" draw:fill-image-height="0cm"/>
      <style:paragraph-properties fo:margin-left="0cm" fo:margin-right="0cm" fo:margin-top="0cm" fo:margin-bottom="0cm" loext:contextual-spacing="false" fo:text-indent="0cm" style:auto-text-indent="false" style:shadow="none"/>
      <style:text-properties style:font-name="Arial1" fo:font-size="9pt" officeooo:paragraph-rsid="0061bdb3" style:font-size-asian="9pt" style:font-size-complex="9pt"/>
    </style:style>
    <style:style style:name="P90" style:family="paragraph" style:parent-style-name="Text_20_body">
      <loext:graphic-properties draw:fill-image-width="0cm" draw:fill-image-height="0cm"/>
      <style:paragraph-properties fo:margin-left="0cm" fo:margin-right="0cm" fo:margin-top="0cm" fo:margin-bottom="0cm" loext:contextual-spacing="false" fo:line-height="146%" fo:text-indent="0cm" style:auto-text-indent="false" fo:padding="0cm" fo:border="none" style:shadow="none"/>
    </style:style>
    <style:style style:name="P91" style:family="paragraph" style:parent-style-name="Text_20_body">
      <loext:graphic-properties draw:fill-image-width="0cm" draw:fill-image-height="0cm"/>
      <style:paragraph-properties fo:margin-left="0cm" fo:margin-right="0cm" fo:margin-top="0cm" fo:margin-bottom="0cm" loext:contextual-spacing="false" fo:line-height="146%" fo:text-indent="0cm" style:auto-text-indent="false" fo:padding="0cm" fo:border="none" style:shadow="none"/>
      <style:text-properties officeooo:paragraph-rsid="0061bdb3"/>
    </style:style>
    <style:style style:name="T1" style:family="text">
      <style:text-properties fo:color="#3333ff" fo:font-weight="bold" style:font-weight-asian="bold" style:font-weight-complex="bold"/>
    </style:style>
    <style:style style:name="T2" style:family="text">
      <style:text-properties fo:color="#3333ff" fo:font-weight="bold" officeooo:rsid="0018a4ed" style:font-weight-asian="bold" style:font-weight-complex="bold"/>
    </style:style>
    <style:style style:name="T3" style:family="text">
      <style:text-properties fo:color="#3333ff" fo:font-weight="bold" officeooo:rsid="001ab5de" style:font-weight-asian="bold" style:font-weight-complex="bold"/>
    </style:style>
    <style:style style:name="T4" style:family="text">
      <style:text-properties fo:color="#3333ff" fo:font-weight="bold" officeooo:rsid="0037b7ef" style:font-weight-asian="bold" style:font-weight-complex="bold"/>
    </style:style>
    <style:style style:name="T5" style:family="text">
      <style:text-properties fo:color="#3333ff" fo:font-weight="bold" officeooo:rsid="005eef64" style:font-weight-asian="bold" style:font-weight-complex="bold"/>
    </style:style>
    <style:style style:name="T6" style:family="text">
      <style:text-properties fo:color="#3333ff" fo:font-weight="bold" officeooo:rsid="005f4841" style:font-weight-asian="bold" style:font-weight-complex="bold"/>
    </style:style>
    <style:style style:name="T7" style:family="text">
      <style:text-properties fo:font-variant="normal" fo:text-transform="none" fo:color="#404040" style:font-name="Arial" fo:font-size="9pt" fo:letter-spacing="normal" fo:font-style="normal" fo:font-weight="normal"/>
    </style:style>
    <style:style style:name="T8" style:family="text">
      <style:text-properties fo:font-variant="normal" fo:text-transform="none" fo:color="#404040" style:font-name="Arial" fo:font-size="9pt" fo:letter-spacing="normal" fo:font-style="normal" fo:font-weight="normal" style:font-style-asian="italic" style:font-style-complex="italic"/>
    </style:style>
    <style:style style:name="T9" style:family="text">
      <style:text-properties fo:font-variant="normal" fo:text-transform="none" fo:color="#404040" style:font-name="Arial" fo:font-size="9pt" fo:letter-spacing="normal" fo:font-style="normal" fo:font-weight="normal" style:font-size-asian="9pt" style:font-size-complex="9pt"/>
    </style:style>
    <style:style style:name="T10" style:family="text">
      <style:text-properties fo:font-variant="normal" fo:text-transform="none" fo:color="#404040" style:font-name="Arial" fo:font-size="9pt" fo:letter-spacing="normal" fo:font-style="normal" style:text-underline-style="solid" style:text-underline-width="auto" style:text-underline-color="font-color" fo:font-weight="normal" officeooo:rsid="002abe29" style:font-size-asian="12pt" style:font-style-asian="italic" style:font-size-complex="12pt" style:font-style-complex="italic"/>
    </style:style>
    <style:style style:name="T11" style:family="text">
      <style:text-properties fo:font-variant="normal" fo:text-transform="none" fo:color="#404040" style:font-name="Arial" fo:font-size="10pt" fo:letter-spacing="normal" fo:font-style="normal" fo:font-weight="normal" style:font-size-asian="10pt" style:font-size-complex="10pt"/>
    </style:style>
    <style:style style:name="T12" style:family="text">
      <style:text-properties fo:font-variant="normal" fo:text-transform="none" fo:color="#404040" style:font-name="Arial" fo:font-size="10pt" fo:letter-spacing="normal" fo:font-style="normal" fo:font-weight="normal" style:font-size-asian="10pt" style:font-style-asian="italic" style:font-size-complex="10pt" style:font-style-complex="italic"/>
    </style:style>
    <style:style style:name="T13" style:family="text">
      <style:text-properties fo:font-variant="normal" fo:text-transform="none" fo:color="#404040" style:font-name="Arial" fo:font-size="10pt" fo:letter-spacing="normal" fo:font-style="normal" style:text-underline-style="solid" style:text-underline-width="auto" style:text-underline-color="font-color" fo:font-weight="normal" officeooo:rsid="002abe29" style:font-size-asian="10pt" style:font-style-asian="italic" style:font-size-complex="10pt" style:font-style-complex="italic"/>
    </style:style>
    <style:style style:name="T14" style:family="text">
      <style:text-properties fo:font-variant="normal" fo:text-transform="none" fo:color="#404040" style:font-name="Arial" fo:letter-spacing="normal" fo:font-style="normal" fo:font-weight="normal" style:font-style-asian="italic" style:font-style-complex="italic"/>
    </style:style>
    <style:style style:name="T15" style:family="text">
      <style:text-properties fo:font-variant="normal" fo:text-transform="none" fo:color="#404040" style:font-name="Arial" fo:letter-spacing="normal" fo:font-style="normal" style:text-underline-style="solid" style:text-underline-width="auto" style:text-underline-color="font-color" fo:font-weight="normal" officeooo:rsid="002abe29" style:font-style-asian="italic" style:font-style-complex="italic"/>
    </style:style>
    <style:style style:name="T16" style:family="text">
      <style:text-properties fo:font-variant="normal" fo:text-transform="none" fo:color="#404040" fo:letter-spacing="normal"/>
    </style:style>
    <style:style style:name="T17" style:family="text">
      <style:text-properties fo:font-variant="normal" fo:text-transform="none" fo:color="#404040" style:font-name="Menlo" fo:font-size="9pt" fo:letter-spacing="normal" fo:font-style="normal" fo:font-weight="normal"/>
    </style:style>
    <style:style style:name="T18" style:family="text">
      <style:text-properties fo:font-variant="normal" fo:text-transform="none" fo:color="#404040" style:font-name="Menlo" fo:font-size="9pt" fo:letter-spacing="normal" fo:padding="0cm" fo:border="none"/>
    </style:style>
    <style:style style:name="T19" style:family="text">
      <style:text-properties fo:font-variant="normal" fo:text-transform="none" fo:color="#404040" style:font-name="Menlo" fo:font-size="9pt" fo:letter-spacing="normal" style:font-size-asian="9pt" style:font-size-complex="9pt" fo:padding="0cm" fo:border="none"/>
    </style:style>
    <style:style style:name="T20" style:family="text">
      <style:text-properties fo:font-variant="normal" fo:text-transform="none" fo:color="#404040" style:text-line-through-style="none" style:text-line-through-type="none" style:font-name="Menlo" fo:font-size="10pt" fo:letter-spacing="normal" style:text-underline-style="none" style:text-blinking="false" style:font-size-asian="10pt" style:font-size-complex="10pt" fo:padding="0cm" fo:border="none"/>
    </style:style>
    <style:style style:name="T21" style:family="text">
      <style:text-properties fo:font-variant="normal" fo:text-transform="none" fo:color="#404040" fo:font-size="9pt" fo:letter-spacing="normal" style:font-size-asian="9pt" style:font-size-complex="9pt"/>
    </style:style>
    <style:style style:name="T22" style:family="text">
      <style:text-properties fo:font-variant="normal" fo:text-transform="none" fo:color="#0000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style:font-name="Liberation Serif" fo:font-size="12pt" fo:letter-spacing="normal" fo:font-style="italic" fo:font-weight="normal" officeooo:rsid="0033d87b" style:font-size-asian="12pt" style:font-style-asian="italic" style:font-size-complex="12pt" style:font-style-complex="italic"/>
    </style:style>
    <style:style style:name="T24" style:family="text">
      <style:text-properties fo:font-variant="normal" fo:text-transform="none" fo:color="#000000" style:font-name="Liberation Serif" fo:font-size="12pt" fo:letter-spacing="normal" fo:font-style="italic" fo:font-weight="normal" officeooo:rsid="00343cb6" style:font-size-asian="12pt" style:font-style-asian="italic" style:font-size-complex="12pt" style:font-style-complex="italic"/>
    </style:style>
    <style:style style:name="T25" style:family="text">
      <style:text-properties fo:font-variant="normal" fo:text-transform="none" fo:color="#000000" style:font-name="Liberation Serif" fo:font-size="12pt" fo:letter-spacing="normal" fo:font-style="italic" fo:font-weight="normal" officeooo:rsid="0034f166" style:font-size-asian="12pt" style:font-style-asian="italic" style:font-size-complex="12pt" style:font-style-complex="italic"/>
    </style:style>
    <style:style style:name="T26" style:family="text">
      <style:text-properties fo:font-variant="normal" fo:text-transform="none" fo:color="#000000" style:font-name="Liberation Serif" fo:font-size="12pt" fo:letter-spacing="normal" fo:font-style="italic" fo:font-weight="normal" officeooo:rsid="003756cb" style:font-size-asian="12pt" style:font-style-asian="italic" style:font-size-complex="12pt" style:font-style-complex="italic"/>
    </style:style>
    <style:style style:name="T27" style:family="text">
      <style:text-properties fo:font-variant="normal" fo:text-transform="none" fo:color="#000000" style:font-name="Liberation Serif" fo:font-size="12pt" fo:letter-spacing="normal" fo:font-style="italic" fo:font-weight="normal" officeooo:rsid="002abe29" style:font-size-asian="12pt" style:font-style-asian="italic" style:font-size-complex="12pt" style:font-style-complex="italic"/>
    </style:style>
    <style:style style:name="T28" style:family="text">
      <style:text-properties fo:font-variant="normal" fo:text-transform="none" fo:color="#000000" style:font-name="Liberation Serif" fo:letter-spacing="normal"/>
    </style:style>
    <style:style style:name="T29" style:family="text">
      <style:text-properties fo:font-variant="normal" fo:text-transform="none" fo:color="#000000" style:font-name="Liberation Serif" fo:letter-spacing="normal" fo:font-style="italic" fo:font-weight="normal" style:font-style-asian="italic" style:font-style-complex="italic"/>
    </style:style>
    <style:style style:name="T30" style:family="text">
      <style:text-properties fo:font-variant="normal" fo:text-transform="none" fo:color="#000000" style:font-name="Liberation Serif" fo:letter-spacing="normal" fo:font-style="italic" fo:font-weight="normal" officeooo:rsid="00343cb6" style:font-style-asian="italic" style:font-style-complex="italic"/>
    </style:style>
    <style:style style:name="T31" style:family="text">
      <style:text-properties fo:font-variant="normal" fo:text-transform="none" fo:color="#000000" style:font-name="Liberation Serif" fo:letter-spacing="normal" fo:font-style="italic" fo:font-weight="normal" officeooo:rsid="0033d87b" style:font-style-asian="italic" style:font-style-complex="italic"/>
    </style:style>
    <style:style style:name="T32" style:family="text">
      <style:text-properties fo:font-variant="normal" fo:text-transform="none" fo:color="#000000" style:font-name="Liberation Serif" fo:letter-spacing="normal" fo:font-style="italic" fo:font-weight="normal" officeooo:rsid="0034f166" style:font-style-asian="italic" style:font-style-complex="italic"/>
    </style:style>
    <style:style style:name="T33" style:family="text">
      <style:text-properties fo:font-variant="normal" fo:text-transform="none" fo:color="#000000" style:font-name="Liberation Serif" fo:letter-spacing="normal" fo:font-style="italic" fo:font-weight="normal" officeooo:rsid="003756cb" style:font-style-asian="italic" style:font-style-complex="italic"/>
    </style:style>
    <style:style style:name="T34" style:family="text">
      <style:text-properties fo:font-variant="normal" fo:text-transform="none" fo:color="#000000" style:font-name="Liberation Serif" fo:letter-spacing="normal" fo:font-style="italic" fo:font-weight="normal" officeooo:rsid="002abe29" style:font-style-asian="italic" style:font-style-complex="italic"/>
    </style:style>
    <style:style style:name="T35" style:family="text">
      <style:text-properties fo:font-variant="normal" fo:text-transform="none" fo:color="#000000" style:font-name="Liberation Serif" fo:letter-spacing="normal" fo:font-style="italic" style:text-underline-style="none" fo:font-weight="normal" officeooo:rsid="002f2d4e" style:font-style-asian="italic" style:font-weight-asian="normal" style:font-style-complex="italic" style:font-weight-complex="normal"/>
    </style:style>
    <style:style style:name="T36" style:family="text">
      <style:text-properties fo:font-variant="normal" fo:text-transform="none" fo:color="#000000" style:font-name="Liberation Serif" fo:letter-spacing="normal" officeooo:rsid="0012b00d"/>
    </style:style>
    <style:style style:name="T37" style:family="text">
      <style:text-properties fo:font-variant="normal" fo:text-transform="none" fo:color="#000000" style:font-name="Liberation Serif" fo:letter-spacing="normal" fo:font-style="normal" fo:font-weight="normal"/>
    </style:style>
    <style:style style:name="T38" style:family="text">
      <style:text-properties fo:font-variant="normal" fo:text-transform="none" fo:color="#000000" style:font-name="Liberation Serif" fo:font-size="10pt" fo:letter-spacing="normal" fo:font-style="italic" fo:font-weight="normal" style:font-size-asian="10pt" style:font-style-asian="italic" style:font-size-complex="10pt" style:font-style-complex="italic"/>
    </style:style>
    <style:style style:name="T39" style:family="text">
      <style:text-properties fo:font-variant="normal" fo:text-transform="none" fo:color="#000000" style:font-name="Liberation Serif" fo:font-size="10pt" fo:letter-spacing="normal" fo:font-style="italic" fo:font-weight="normal" officeooo:rsid="003756cb" style:font-size-asian="10pt" style:font-style-asian="italic" style:font-size-complex="10pt" style:font-style-complex="italic"/>
    </style:style>
    <style:style style:name="T40" style:family="text">
      <style:text-properties fo:font-variant="normal" fo:text-transform="none" fo:color="#000000" style:font-name="Liberation Serif" fo:font-size="10pt" fo:letter-spacing="normal" fo:font-style="italic" fo:font-weight="normal" officeooo:rsid="002abe29" style:font-size-asian="10pt" style:font-style-asian="italic" style:font-size-complex="10pt" style:font-style-complex="italic"/>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5695" style:text-line-through-style="none" style:text-line-through-type="none" style:font-name="Menlo" fo:font-size="9pt" fo:letter-spacing="normal" fo:font-style="normal" style:text-underline-style="none" fo:font-weight="normal" style:text-blinking="false" fo:padding="0cm" fo:border="none"/>
    </style:style>
    <style:style style:name="T43" style:family="text">
      <style:text-properties fo:font-variant="normal" fo:text-transform="none" fo:color="#005695" style:text-line-through-style="none" style:text-line-through-type="none" style:font-name="Menlo" fo:letter-spacing="normal" fo:font-style="italic" style:text-underline-style="none" fo:font-weight="normal" style:text-blinking="false" style:font-style-asian="italic" style:font-style-complex="italic" fo:padding="0cm" fo:border="none"/>
    </style:style>
    <style:style style:name="T44" style:family="text">
      <style:text-properties fo:font-variant="normal" fo:text-transform="none" fo:color="#005695" style:text-line-through-style="none" style:text-line-through-type="none" style:font-name="Menlo" fo:font-size="10pt" fo:letter-spacing="normal" fo:font-style="italic" style:text-underline-style="none" fo:font-weight="normal" style:text-blinking="false" style:font-size-asian="10pt" style:font-style-asian="italic" style:font-size-complex="10pt" style:font-style-complex="italic" fo:padding="0cm" fo:border="none"/>
    </style:style>
    <style:style style:name="T45" style:family="text">
      <style:text-properties fo:font-variant="normal" fo:text-transform="none" fo:color="#005695" style:text-line-through-style="none" style:text-line-through-type="none" style:font-name="Liberation Serif" fo:letter-spacing="normal" fo:font-style="italic" style:text-underline-style="none" fo:font-weight="bold" style:text-blinking="false" style:font-style-asian="italic" style:font-style-complex="italic"/>
    </style:style>
    <style:style style:name="T46" style:family="text">
      <style:text-properties fo:font-variant="normal" fo:text-transform="none" fo:color="#555651" style:font-name="futura-pt-n4" fo:font-size="10.5pt" fo:letter-spacing="normal" fo:font-style="normal" fo:font-weight="normal"/>
    </style:style>
    <style:style style:name="T47" style:family="text">
      <style:text-properties fo:font-variant="normal" fo:text-transform="none" fo:color="#555651" style:font-name="futura-pt-n4" fo:font-size="10.5pt" fo:letter-spacing="normal" fo:font-style="normal" fo:font-weight="normal" officeooo:rsid="0018a4ed" style:font-weight-asian="bold" style:font-weight-complex="bold"/>
    </style:style>
    <style:style style:name="T48" style:family="text">
      <style:text-properties fo:font-variant="normal" fo:text-transform="none" fo:color="#555651" style:font-name="futura-pt-n4" fo:letter-spacing="normal" fo:font-style="normal" fo:font-weight="normal" officeooo:rsid="0018a4ed" style:font-weight-asian="bold" style:font-weight-complex="bold"/>
    </style:style>
    <style:style style:name="T49" style:family="text">
      <style:text-properties fo:font-variant="normal" fo:text-transform="none" fo:color="#555651" fo:letter-spacing="normal" fo:font-style="normal" fo:font-weight="normal"/>
    </style:style>
    <style:style style:name="T50" style:family="text">
      <style:text-properties fo:font-variant="normal" fo:text-transform="none" fo:color="#555651" fo:letter-spacing="normal" fo:font-style="normal" fo:font-weight="normal" officeooo:rsid="0018a4ed" style:font-weight-asian="bold" style:font-weight-complex="bold"/>
    </style:style>
    <style:style style:name="T51" style:family="text">
      <style:text-properties fo:font-variant="normal" fo:text-transform="none" fo:color="#555651" fo:font-size="10.5pt" fo:letter-spacing="normal" fo:font-style="normal" fo:font-weight="normal"/>
    </style:style>
    <style:style style:name="T52" style:family="text">
      <style:text-properties fo:color="#000000"/>
    </style:style>
    <style:style style:name="T53" style:family="text">
      <style:text-properties fo:color="#000000" style:font-name="Liberation Serif"/>
    </style:style>
    <style:style style:name="T54" style:family="text">
      <style:text-properties fo:color="#000000" style:font-name="Liberation Serif" fo:font-size="12pt" style:font-size-asian="12pt" style:font-size-complex="12pt"/>
    </style:style>
    <style:style style:name="T55" style:family="text">
      <style:text-properties style:font-name="Menlo" fo:font-size="10pt" style:font-size-asian="10pt" style:font-size-complex="10pt" fo:padding="0cm" fo:border="none"/>
    </style:style>
    <style:style style:name="T56" style:family="text">
      <style:text-properties style:font-name="Menlo" fo:font-size="10pt" officeooo:rsid="004f69ef" style:font-size-asian="10pt" style:font-size-complex="10pt" fo:padding="0cm" fo:border="none"/>
    </style:style>
    <style:style style:name="T57" style:family="text">
      <style:text-properties style:font-name="Menlo" fo:padding="0cm" fo:border="none"/>
    </style:style>
    <style:style style:name="T58" style:family="text">
      <style:text-properties style:font-name="Menlo" fo:font-size="9pt" style:font-size-asian="9pt" style:font-size-complex="9pt" fo:padding="0cm" fo:border="none"/>
    </style:style>
    <style:style style:name="T59" style:family="text">
      <style:text-properties fo:color="#005695" style:text-line-through-style="none" style:text-line-through-type="none" style:font-name="Menlo" fo:font-size="10pt" style:text-underline-style="none" style:text-blinking="false" style:font-size-asian="10pt" style:font-size-complex="10pt" fo:padding="0cm" fo:border="none"/>
    </style:style>
    <style:style style:name="T60" style:family="text">
      <style:text-properties fo:color="#005695" style:text-line-through-style="none" style:text-line-through-type="none" style:font-name="Menlo" style:text-underline-style="none" style:text-blinking="false" fo:padding="0cm" fo:border="none"/>
    </style:style>
    <style:style style:name="T61" style:family="text">
      <style:text-properties fo:color="#005695" style:text-line-through-style="none" style:text-line-through-type="none" style:font-name="Arial1" fo:font-size="9pt" style:text-underline-style="none" style:text-blinking="false" style:font-size-asian="9pt" style:font-size-complex="9pt" fo:padding="0cm" fo:border="none"/>
    </style:style>
    <style:style style:name="T62" style:family="text">
      <style:text-properties fo:font-size="10pt" style:font-size-asian="10pt" style:font-size-complex="10pt"/>
    </style:style>
    <style:style style:name="T63" style:family="text">
      <style:text-properties fo:font-size="10pt" fo:font-style="italic" officeooo:rsid="0052c6bb" style:font-size-asian="10pt" style:font-style-asian="italic" style:font-size-complex="10pt" style:font-style-complex="italic"/>
    </style:style>
    <style:style style:name="T64" style:family="text">
      <style:text-properties fo:color="#007dd9" style:font-name="Menlo" fo:font-size="10pt" style:text-underline-style="solid" style:text-underline-width="auto" style:text-underline-color="font-color" style:font-size-asian="10pt" style:font-size-complex="10pt" fo:padding="0cm" fo:border="none"/>
    </style:style>
    <style:style style:name="T65" style:family="text">
      <style:text-properties fo:background-color="#ffffff" loext:char-shading-value="0"/>
    </style:style>
    <style:style style:name="T66" style:family="text">
      <style:text-properties officeooo:rsid="0042739c"/>
    </style:style>
    <style:style style:name="T67" style:family="text">
      <style:text-properties officeooo:rsid="0044ecce"/>
    </style:style>
    <style:style style:name="T68" style:family="text">
      <style:text-properties officeooo:rsid="004d0c8d"/>
    </style:style>
    <style:style style:name="T69" style:family="text">
      <style:text-properties style:font-name="Arial1"/>
    </style:style>
    <style:style style:name="T70" style:family="text">
      <style:text-properties style:font-name="Arial1" fo:font-size="9pt" style:font-size-asian="9pt" style:font-size-complex="9pt"/>
    </style:style>
    <style:style style:name="T71" style:family="text">
      <style:text-properties style:font-name="Arial1" fo:font-size="9pt" style:font-size-asian="9pt" style:font-size-complex="9pt" fo:padding="0cm" fo:border="none"/>
    </style:style>
    <style:style style:name="T72" style:family="text">
      <style:text-properties style:font-name="Arial1" fo:padding="0cm" fo:border="none"/>
    </style:style>
    <style:style style:name="T73" style:family="text">
      <style:text-properties fo:font-size="9pt" style:font-size-asian="9pt" style:font-size-complex="9pt"/>
    </style:style>
    <style:style style:name="T74" style:family="text">
      <style:text-properties fo:color="#404040" style:font-name="Menlo" fo:font-size="9pt" fo:padding="0cm" fo:border="none"/>
    </style:style>
    <style:style style:name="T75" style:family="text">
      <style:text-properties fo:color="#404040" style:font-name="Menlo" fo:font-size="9pt" officeooo:rsid="0051bf68" fo:padding="0cm" fo:border="none"/>
    </style:style>
    <style:style style:name="T76" style:family="text">
      <style:text-properties fo:padding="0cm" fo:border="none"/>
    </style:style>
    <style:style style:name="T77" style:family="text">
      <style:text-properties fo:font-style="italic" style:font-style-asian="italic" style:font-style-complex="italic"/>
    </style:style>
    <style:style style:name="T78" style:family="text">
      <style:text-properties fo:font-style="italic" officeooo:rsid="00573026" style:font-style-asian="italic" style:font-style-complex="italic"/>
    </style:style>
    <style:style style:name="T79" style:family="text">
      <style:text-properties fo:font-style="italic" officeooo:rsid="0044ecce" style:font-style-asian="italic" style:font-style-complex="italic"/>
    </style:style>
    <style:style style:name="T80" style:family="text">
      <style:text-properties officeooo:rsid="00573026"/>
    </style:style>
    <style:style style:name="T8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2" table:style-name="Tabelle2">
        <table:table-column table:style-name="Tabelle2.A"/>
        <table:table-column table:style-name="Tabelle2.B"/>
        <table:table-row>
          <table:table-cell table:style-name="Tabelle2.A1" office:value-type="string">
            <text:p text:style-name="P80">Name</text:p>
          </table:table-cell>
          <table:table-cell table:style-name="Tabelle2.B1" office:value-type="string">
            <text:p text:style-name="P60"><text:span text:style-name="T4">l</text:span><text:span text:style-name="T1">ayrecnet</text:span><text:span text:style-name="T2">()</text:span></text:p>
            <text:p text:style-name="P60">Layer recurrent neural network</text:p>
          </table:table-cell>
        </table:table-row>
        <table:table-row>
          <table:table-cell table:style-name="Tabelle2.A2" office:value-type="string">
            <text:p text:style-name="P80">Description</text:p>
          </table:table-cell>
          <table:table-cell table:style-name="Tabelle2.B2" office:value-type="string">
            <text:p text:style-name="P2"><text:span text:style-name="T7">each layer has a</text:span><text:span text:style-name="T9"> </text:span><text:span text:style-name="T73">recurrent</text:span><text:span text:style-name="T21"> </text:span><text:span text:style-name="T7">connection with a tap delay associated with it. This allows the</text:span><text:span text:style-name="T9"> </text:span><text:span text:style-name="T73">network</text:span><text:span text:style-name="T21"> </text:span><text:span text:style-name="T7">to have an infinite dynamic response to time series input data</text:span></text:p>
            <text:p text:style-name="P10"/>
            <text:p text:style-name="P2"><text:span text:style-name="T7">This network is similar to the time delay (</text:span><text:a xlink:type="simple" xlink:href="http://timedelaynet.html/" text:style-name="Internet_20_link" text:visited-style-name="Visited_20_Internet_20_Link"><text:span text:style-name="Source_20_Text"><text:span text:style-name="T42">timedelaynet</text:span></text:span></text:a><text:span text:style-name="T7">) and distributed delay (</text:span><text:a xlink:type="simple" xlink:href="http://distdelaynet.html/" text:style-name="Internet_20_link" text:visited-style-name="Visited_20_Internet_20_Link"><text:span text:style-name="Source_20_Text"><text:span text:style-name="T42">distdelaynet</text:span></text:span></text:a><text:span text:style-name="T7">) neural networks, which have finite input responses. </text:span></text:p>
          </table:table-cell>
        </table:table-row>
        <table:table-row>
          <table:table-cell table:style-name="Tabelle2.A2" office:value-type="string">
            <text:p text:style-name="P80">Syntax</text:p>
          </table:table-cell>
          <table:table-cell table:style-name="Tabelle2.B2" office:value-type="string">
            <text:p text:style-name="P11">layrecnet(layerDelays,hiddenSizes,trainFcn)</text:p>
            <text:p text:style-name="P11"/>
            <table:table table:name="Tabelle4" table:style-name="Tabelle4">
              <table:table-column table:style-name="Tabelle4.A"/>
              <table:table-column table:style-name="Tabelle4.B"/>
              <table:table-row>
                <table:table-cell table:style-name="Tabelle4.A1" office:value-type="string">
                  <text:p text:style-name="P22"><text:span text:style-name="Source_20_Text"><text:span text:style-name="T55">layerDelays</text:span></text:span></text:p>
                </table:table-cell>
                <table:table-cell table:style-name="Tabelle4.A1" office:value-type="string">
                  <text:p text:style-name="P37"><text:span text:style-name="T65">Row vector</text:span> of increasing 0 or positive delays (default = 1:2)</text:p>
                </table:table-cell>
              </table:table-row>
              <table:table-row>
                <table:table-cell table:style-name="Tabelle4.A1" office:value-type="string">
                  <text:p text:style-name="P22"><text:span text:style-name="Source_20_Text"><text:span text:style-name="T55">hiddenSizes</text:span></text:span></text:p>
                </table:table-cell>
                <table:table-cell table:style-name="Tabelle4.A1" office:value-type="string">
                  <text:p text:style-name="P19"><text:span text:style-name="T65">Row vector</text:span> of one or more hidden layer sizes (default = 10)</text:p>
                </table:table-cell>
              </table:table-row>
              <table:table-row>
                <table:table-cell table:style-name="Tabelle4.A1" office:value-type="string">
                  <text:p text:style-name="P22"><text:span text:style-name="Source_20_Text"><text:span text:style-name="T55">trainFcn</text:span></text:span></text:p>
                </table:table-cell>
                <table:table-cell table:style-name="Tabelle4.A1" office:value-type="string">
                  <text:p text:style-name="P17"><text:span text:style-name="T62">Training function (default =</text:span><text:span text:style-name="Source_20_Text"><text:span text:style-name="T55">'trainlm'</text:span></text:span><text:span text:style-name="T62">)</text:span></text:p>
                </table:table-cell>
              </table:table-row>
            </table:table>
            <text:p text:style-name="P4"/>
          </table:table-cell>
        </table:table-row>
        <table:table-row>
          <table:table-cell table:style-name="Tabelle2.A2" office:value-type="string">
            <text:p text:style-name="P80">Suggested</text:p>
          </table:table-cell>
          <table:table-cell table:style-name="Tabelle2.B4" office:value-type="string">
            <text:p text:style-name="P16"><text:a xlink:type="simple" xlink:href="http://distdelaynet.html/" text:style-name="Internet_20_link" text:visited-style-name="Visited_20_Internet_20_Link"><text:span text:style-name="Source_20_Text"><text:span text:style-name="T70">Distdelaynet</text:span></text:span></text:a><text:span text:style-name="Source_20_Text"><text:span text:style-name="T61"> </text:span></text:span><text:span text:style-name="T70">| </text:span><text:a xlink:type="simple" xlink:href="http://narnet.html/" text:style-name="Internet_20_link" text:visited-style-name="Visited_20_Internet_20_Link"><text:span text:style-name="Source_20_Text"><text:span text:style-name="T70">narnet</text:span></text:span></text:a><text:span text:style-name="Source_20_Text"><text:span text:style-name="T61"> </text:span></text:span><text:span text:style-name="T70">| </text:span><text:a xlink:type="simple" xlink:href="http://narxnet.html/" text:style-name="Internet_20_link" text:visited-style-name="Visited_20_Internet_20_Link"><text:span text:style-name="Source_20_Text"><text:span text:style-name="T70">narxnet</text:span></text:span></text:a><text:span text:style-name="Source_20_Text"><text:span text:style-name="T61"> </text:span></text:span><text:span text:style-name="T70">| </text:span><text:a xlink:type="simple" xlink:href="http://preparets.html/" text:style-name="Internet_20_link" text:visited-style-name="Visited_20_Internet_20_Link"><text:span text:style-name="Source_20_Text"><text:span text:style-name="T70">preparets</text:span></text:span></text:a><text:span text:style-name="Source_20_Text"><text:span text:style-name="T61"> </text:span></text:span><text:span text:style-name="T70">| </text:span><text:a xlink:type="simple" xlink:href="http://removedelay.html/" text:style-name="Internet_20_link" text:visited-style-name="Visited_20_Internet_20_Link"><text:span text:style-name="Source_20_Text"><text:span text:style-name="T70">removedelay</text:span></text:span></text:a><text:span text:style-name="Source_20_Text"><text:span text:style-name="T61"> </text:span></text:span><text:span text:style-name="T70">| </text:span><text:a xlink:type="simple" xlink:href="http://timedelaynet.html/" text:style-name="Internet_20_link" text:visited-style-name="Visited_20_Internet_20_Link"><text:span text:style-name="Source_20_Text"><text:span text:style-name="T61">timedelaynet</text:span></text:span></text:a></text:p>
          </table:table-cell>
        </table:table-row>
      </table:table>
      <text:p text:style-name="P57"><text:span text:style-name="T24"/></text:p>
      <text:p text:style-name="P59"><text:span text:style-name="T30">n</text:span><text:span text:style-name="T31">arnet: </text:span><text:span text:style-name="T14">NAR (nonlinear autoregressive) neural networks can be trained to predict a time series from that series past values.</text:span><text:span text:style-name="T29"> </text:span></text:p>
      <text:p text:style-name="P59"><text:span text:style-name="T32">n</text:span><text:span text:style-name="T31">arxnet: </text:span><text:span text:style-name="T14">NARX (Nonlinear autoregressive with external input) networks can learn to predict one time series given past values of the same time series, the feedback input, and another time series, called the external or exogenous time series.</text:span><text:span text:style-name="T29"> </text:span></text:p>
      <text:p text:style-name="P57"><text:span text:style-name="T39">e</text:span><text:span text:style-name="T40">lmannet: </text:span><text:span text:style-name="T12">Elman networks are feedforward networks (</text:span><text:a xlink:type="simple" xlink:href="http://feedforwardnet.html/" text:style-name="Internet_20_link" text:visited-style-name="Visited_20_Internet_20_Link"><text:span text:style-name="Source_20_Text"><text:span text:style-name="T44">feedforwardnet</text:span></text:span></text:a><text:span text:style-name="T12">) with the addition of layer recurrent connections with tap delays.</text:span><text:span text:style-name="T38"> </text:span><text:span text:style-name="T13">no longer recommended except for historical and research purposes</text:span><text:span text:style-name="T40"> </text:span></text:p>
      <text:p text:style-name="P45"><text:span text:style-name="T12">For more accurate learning try time delay (</text:span><text:a xlink:type="simple" xlink:href="http://timedelaynet.html/" text:style-name="Internet_20_link" text:visited-style-name="Visited_20_Internet_20_Link"><text:span text:style-name="Source_20_Text"><text:span text:style-name="T44">timedelaynet</text:span></text:span></text:a><text:span text:style-name="T12">), layer recurrent (</text:span><text:a xlink:type="simple" xlink:href="http://layrecnet.html/" text:style-name="Internet_20_link" text:visited-style-name="Visited_20_Internet_20_Link"><text:span text:style-name="Source_20_Text"><text:span text:style-name="T44">layrecnet</text:span></text:span></text:a><text:span text:style-name="T12">), NARX (</text:span><text:a xlink:type="simple" xlink:href="http://narxnet.html/" text:style-name="Internet_20_link" text:visited-style-name="Visited_20_Internet_20_Link"><text:span text:style-name="Source_20_Text"><text:span text:style-name="T44">narxnet</text:span></text:span></text:a><text:span text:style-name="T12">), and NAR (</text:span><text:a xlink:type="simple" xlink:href="http://narnet.html/" text:style-name="Internet_20_link" text:visited-style-name="Visited_20_Internet_20_Link"><text:span text:style-name="Source_20_Text"><text:span text:style-name="T44">narnet</text:span></text:span></text:a><text:span text:style-name="T12">) neural networks</text:span><text:span text:style-name="T38"> </text:span></text:p>
      <text:p text:style-name="P52"/>
      <table:table table:name="Tabelle15" table:style-name="Tabelle15">
        <table:table-column table:style-name="Tabelle15.A"/>
        <table:table-column table:style-name="Tabelle15.B"/>
        <table:table-row>
          <table:table-cell table:style-name="Tabelle15.A1" office:value-type="string">
            <text:p text:style-name="P81">Name</text:p>
          </table:table-cell>
          <table:table-cell table:style-name="Tabelle15.B1" office:value-type="string">
            <text:p text:style-name="P61"><text:span text:style-name="T5">c</text:span><text:span text:style-name="T6">on</text:span><text:span text:style-name="T5">2</text:span><text:span text:style-name="T6">seq</text:span><text:span text:style-name="T2">()</text:span></text:p>
            <text:p text:style-name="P61"><text:span text:style-name="T50">Convert cell array to ordinary array of the underlying data type</text:span><text:span text:style-name="T2"> </text:span></text:p>
          </table:table-cell>
        </table:table-row>
        <table:table-row>
          <table:table-cell table:style-name="Tabelle15.A2" office:value-type="string">
            <text:p text:style-name="P81">Description</text:p>
          </table:table-cell>
          <table:table-cell table:style-name="Tabelle15.B2" office:value-type="string">
            <text:p text:style-name="P89">Neural Network Toolbox™ software arranges concurrent vectors with a matrix, and sequential vectors with a cell array (where the second index is the time step).</text:p>
            <text:p text:style-name="P91"><text:span text:style-name="Source_20_Text"><text:span text:style-name="T71">Con2seq </text:span></text:span><text:span text:style-name="T70">and </text:span><text:span text:style-name="Source_20_Text"><text:span text:style-name="T71">seq2con </text:span></text:span><text:span text:style-name="T70">allow concurrent vectors to be converted to sequential vectors, and back again.</text:span></text:p>
          </table:table-cell>
        </table:table-row>
        <table:table-row>
          <table:table-cell table:style-name="Tabelle15.A2" office:value-type="string">
            <text:p text:style-name="P81">Syntax</text:p>
          </table:table-cell>
          <table:table-cell table:style-name="Tabelle15.B2" office:value-type="string">
            <text:p text:style-name="P77"><text:span text:style-name="T17">S = con2seq(b)</text:span><text:line-break/><text:span text:style-name="T17">S = con2seq(b,TS)</text:span> </text:p>
          </table:table-cell>
        </table:table-row>
      </table:table>
      <text:p text:style-name="P44"><text:span text:style-name="T29"/></text:p>
      <table:table table:name="Tabelle3" table:style-name="Tabelle3">
        <table:table-column table:style-name="Tabelle3.A"/>
        <table:table-column table:style-name="Tabelle3.B"/>
        <table:table-row>
          <table:table-cell table:style-name="Tabelle3.A1" office:value-type="string">
            <text:p text:style-name="P81">Name</text:p>
          </table:table-cell>
          <table:table-cell table:style-name="Tabelle3.B1" office:value-type="string">
            <text:p text:style-name="P61"><text:span text:style-name="T4">p</text:span><text:span text:style-name="T3">reparets</text:span><text:span text:style-name="T2">()</text:span></text:p>
            <text:p text:style-name="P61"><text:span text:style-name="T41">Prepare input and target time series data for network simulation or training</text:span><text:span text:style-name="T52"> </text:span></text:p>
          </table:table-cell>
        </table:table-row>
        <table:table-row>
          <table:table-cell table:style-name="Tabelle3.A2" office:value-type="string">
            <text:p text:style-name="P81">Description</text:p>
          </table:table-cell>
          <table:table-cell table:style-name="Tabelle3.B2" office:value-type="string">
            <text:p text:style-name="P77"><text:span text:style-name="T7">This function simplifies the normally complex and error prone task of reformatting input and target time series. It automatically shifts input and target time series as many steps as are needed to fill the initial input and layer delay states</text:span> </text:p>
          </table:table-cell>
        </table:table-row>
        <table:table-row>
          <table:table-cell table:style-name="Tabelle3.A2" office:value-type="string">
            <text:p text:style-name="P81">Syntax</text:p>
          </table:table-cell>
          <table:table-cell table:style-name="Tabelle3.B2" office:value-type="string">
            <text:p text:style-name="P77"><text:span text:style-name="T17">[Xs,Xi,Ai,Ts,EWs,shift] = preparets(net,Xnf,Tnf,Tf,EW)</text:span> </text:p>
            <text:p text:style-name="P78"/>
            <text:p text:style-name="P79"><text:span text:style-name="T81">input</text:span>:</text:p>
            <table:table table:name="Tabelle9" table:style-name="Tabelle9">
              <table:table-column table:style-name="Tabelle9.A"/>
              <table:table-column table:style-name="Tabelle9.B"/>
              <table:table-row>
                <table:table-cell table:style-name="Tabelle9.A1" office:value-type="string">
                  <text:p text:style-name="P67"><text:span text:style-name="Source_20_Text"><text:span text:style-name="T55">net</text:span></text:span></text:p>
                </table:table-cell>
                <table:table-cell table:style-name="Tabelle9.A1" office:value-type="string">
                  <text:p text:style-name="P86">Neural network</text:p>
                </table:table-cell>
              </table:table-row>
              <table:table-row>
                <table:table-cell table:style-name="Tabelle9.A1" office:value-type="string">
                  <text:p text:style-name="P67"><text:span text:style-name="Source_20_Text"><text:span text:style-name="T55">Xnf</text:span></text:span></text:p>
                </table:table-cell>
                <table:table-cell table:style-name="Tabelle9.A1" office:value-type="string">
                  <text:p text:style-name="P86">Non-feedback inputs</text:p>
                </table:table-cell>
              </table:table-row>
              <table:table-row>
                <table:table-cell table:style-name="Tabelle9.A1" office:value-type="string">
                  <text:p text:style-name="P67"><text:span text:style-name="Source_20_Text"><text:span text:style-name="T55">Tnf</text:span></text:span></text:p>
                </table:table-cell>
                <table:table-cell table:style-name="Tabelle9.A1" office:value-type="string">
                  <text:p text:style-name="P86">Non-feedback targets</text:p>
                </table:table-cell>
              </table:table-row>
              <table:table-row table:style-name="Tabelle9.4">
                <table:table-cell table:style-name="Tabelle9.A1" office:value-type="string">
                  <text:p text:style-name="P67"><text:span text:style-name="Source_20_Text"><text:span text:style-name="T55">Tf</text:span></text:span></text:p>
                </table:table-cell>
                <table:table-cell table:style-name="Tabelle9.A1" office:value-type="string">
                  <text:p text:style-name="P86">Feedback targets</text:p>
                </table:table-cell>
              </table:table-row>
              <table:table-row table:style-name="Tabelle9.5">
                <table:table-cell table:style-name="Tabelle9.A1" office:value-type="string">
                  <text:p text:style-name="P67"><text:span text:style-name="Source_20_Text"><text:span text:style-name="T55">EW</text:span></text:span></text:p>
                </table:table-cell>
                <table:table-cell table:style-name="Tabelle9.A1" office:value-type="string">
                  <text:p text:style-name="P84"><text:span text:style-name="T62">Error weights (default = </text:span><text:span text:style-name="Source_20_Text"><text:span text:style-name="T55">{1}</text:span></text:span><text:span text:style-name="T62">)</text:span></text:p>
                </table:table-cell>
              </table:table-row>
            </table:table>
            <text:p text:style-name="P79"><text:span text:style-name="T81">return</text:span>:</text:p>
            <table:table table:name="Tabelle10" table:style-name="Tabelle10">
              <table:table-column table:style-name="Tabelle10.A"/>
              <table:table-column table:style-name="Tabelle10.B"/>
              <table:table-row>
                <table:table-cell table:style-name="Tabelle10.A1" office:value-type="string">
                  <text:p text:style-name="P67"><text:span text:style-name="Source_20_Text"><text:span text:style-name="T55">Xs</text:span></text:span></text:p>
                </table:table-cell>
                <table:table-cell table:style-name="Tabelle10.A1" office:value-type="string">
                  <text:p text:style-name="P86">Shifted inputs</text:p>
                </table:table-cell>
              </table:table-row>
              <table:table-row>
                <table:table-cell table:style-name="Tabelle10.A1" office:value-type="string">
                  <text:p text:style-name="P67"><text:span text:style-name="Source_20_Text"><text:span text:style-name="T55">Xi</text:span></text:span></text:p>
                </table:table-cell>
                <table:table-cell table:style-name="Tabelle10.A1" office:value-type="string">
                  <text:p text:style-name="P86">Initial input delay states</text:p>
                </table:table-cell>
              </table:table-row>
              <table:table-row>
                <table:table-cell table:style-name="Tabelle10.A1" office:value-type="string">
                  <text:p text:style-name="P67"><text:span text:style-name="Source_20_Text"><text:span text:style-name="T55">Ai</text:span></text:span></text:p>
                </table:table-cell>
                <table:table-cell table:style-name="Tabelle10.A1" office:value-type="string">
                  <text:p text:style-name="P86">Initial layer delay states</text:p>
                </table:table-cell>
              </table:table-row>
              <table:table-row>
                <table:table-cell table:style-name="Tabelle10.A1" office:value-type="string">
                  <text:p text:style-name="P67"><text:span text:style-name="Source_20_Text"><text:span text:style-name="T55">Ts</text:span></text:span></text:p>
                </table:table-cell>
                <table:table-cell table:style-name="Tabelle10.A1" office:value-type="string">
                  <text:p text:style-name="P86">Shifted targets</text:p>
                </table:table-cell>
              </table:table-row>
              <table:table-row>
                <table:table-cell table:style-name="Tabelle10.A1" office:value-type="string">
                  <text:p text:style-name="P67"><text:span text:style-name="Source_20_Text"><text:span text:style-name="T55">EWs</text:span></text:span></text:p>
                </table:table-cell>
                <table:table-cell table:style-name="Tabelle10.A1" office:value-type="string">
                  <text:p text:style-name="P86">Shifted error weights</text:p>
                </table:table-cell>
              </table:table-row>
              <table:table-row>
                <table:table-cell table:style-name="Tabelle10.A1" office:value-type="string">
                  <text:p text:style-name="P67"><text:span text:style-name="Source_20_Text"><text:span text:style-name="T55">shift</text:span></text:span></text:p>
                </table:table-cell>
                <table:table-cell table:style-name="Tabelle10.A1" office:value-type="string">
                  <text:p text:style-name="P87"><text:span text:style-name="T62">The number of timesteps truncated from the front of </text:span><text:span text:style-name="Source_20_Text"><text:span text:style-name="T55">X </text:span></text:span><text:span text:style-name="T62">and </text:span><text:span text:style-name="Source_20_Text"><text:span text:style-name="T55">T </text:span></text:span><text:span text:style-name="T62">in order to properly fill </text:span><text:span text:style-name="Source_20_Text"><text:span text:style-name="T55">Xi </text:span></text:span><text:span text:style-name="T62">and </text:span><text:span text:style-name="Source_20_Text"><text:span text:style-name="T55">Ai</text:span></text:span><text:span text:style-name="T62">.</text:span></text:p>
                </table:table-cell>
              </table:table-row>
            </table:table>
            <text:p text:style-name="P58"/>
          </table:table-cell>
        </table:table-row>
        <table:table-row>
          <table:table-cell table:style-name="Tabelle3.A2" office:value-type="string">
            <text:p text:style-name="P81">Suggested</text:p>
          </table:table-cell>
          <table:table-cell table:style-name="Tabelle3.B4" office:value-type="string">
            <text:p text:style-name="P77"><text:a xlink:type="simple" xlink:href="http://adddelay.html/" text:style-name="Internet_20_link" text:visited-style-name="Visited_20_Internet_20_Link"><text:span text:style-name="Source_20_Text"><text:span text:style-name="T59">Adddelay</text:span></text:span></text:a><text:span text:style-name="Source_20_Text"><text:span text:style-name="T20"> </text:span></text:span><text:span text:style-name="T11">| </text:span><text:a xlink:type="simple" xlink:href="http://closeloop.html/" text:style-name="Internet_20_link" text:visited-style-name="Visited_20_Internet_20_Link"><text:span text:style-name="Source_20_Text"><text:span text:style-name="T59">closeloop</text:span></text:span></text:a><text:span text:style-name="Source_20_Text"><text:span text:style-name="T20"> </text:span></text:span><text:span text:style-name="T11">| </text:span><text:a xlink:type="simple" xlink:href="http://narnet.html/" text:style-name="Internet_20_link" text:visited-style-name="Visited_20_Internet_20_Link"><text:span text:style-name="Source_20_Text"><text:span text:style-name="T59">narnet</text:span></text:span></text:a><text:span text:style-name="Source_20_Text"><text:span text:style-name="T20"> </text:span></text:span><text:span text:style-name="T11">| </text:span><text:a xlink:type="simple" xlink:href="http://narxnet.html/" text:style-name="Internet_20_link" text:visited-style-name="Visited_20_Internet_20_Link"><text:span text:style-name="Source_20_Text"><text:span text:style-name="T59">narxnet</text:span></text:span></text:a><text:span text:style-name="Source_20_Text"><text:span text:style-name="T20"> </text:span></text:span><text:span text:style-name="T11">| </text:span><text:a xlink:type="simple" xlink:href="http://openloop.html/" text:style-name="Internet_20_link" text:visited-style-name="Visited_20_Internet_20_Link"><text:span text:style-name="Source_20_Text"><text:span text:style-name="T59">openloop</text:span></text:span></text:a><text:span text:style-name="Source_20_Text"><text:span text:style-name="T20"> </text:span></text:span><text:span text:style-name="T11">| </text:span><text:a xlink:type="simple" xlink:href="http://removedelay.html/" text:style-name="Internet_20_link" text:visited-style-name="Visited_20_Internet_20_Link"><text:span text:style-name="Source_20_Text"><text:span text:style-name="T59">removedelay</text:span></text:span></text:a><text:span text:style-name="Source_20_Text"><text:span text:style-name="T20"> </text:span></text:span><text:span text:style-name="T11">| </text:span><text:a xlink:type="simple" xlink:href="http://timedelaynet.html/" text:style-name="Internet_20_link" text:visited-style-name="Visited_20_Internet_20_Link"><text:span text:style-name="Source_20_Text"><text:span text:style-name="T64">timedelaynet</text:span></text:span></text:a><text:span text:style-name="T62"> </text:span></text:p>
          </table:table-cell>
        </table:table-row>
      </table:table>
      <text:p text:style-name="P41"><text:span text:style-name="T29"/></text:p>
      <table:table table:name="Tabelle1" table:style-name="Tabelle1">
        <table:table-column table:style-name="Tabelle1.A"/>
        <table:table-column table:style-name="Tabelle1.B"/>
        <text:soft-page-break/>
        <table:table-row>
          <table:table-cell table:style-name="Tabelle1.A1" office:value-type="string">
            <text:p text:style-name="P82">Name</text:p>
          </table:table-cell>
          <table:table-cell table:style-name="Tabelle1.B1" office:value-type="string">
            <text:p text:style-name="P42">trainml</text:p>
            <text:p text:style-name="P62"><text:span text:style-name="T49">Levenberg-Marquardt backpropagation</text:span> </text:p>
          </table:table-cell>
        </table:table-row>
        <table:table-row>
          <table:table-cell table:style-name="Tabelle1.A2" office:value-type="string">
            <text:p text:style-name="P82">Description</text:p>
          </table:table-cell>
          <table:table-cell table:style-name="Tabelle1.B2" office:value-type="string">
            <text:p text:style-name="P32"><text:span text:style-name="Source_20_Text"><text:span text:style-name="T75">t</text:span></text:span><text:span text:style-name="Source_20_Text"><text:span text:style-name="T74">rainlm</text:span></text:span><text:span text:style-name="Source_20_Text"><text:span text:style-name="T18"> </text:span></text:span><text:span text:style-name="T7">is often the fastest backpropagation algorithm in the toolbox, and is highly recommended as a first-choice supervised algorithm, although it does require more memory than other algorithms.</text:span> </text:p>
            <text:p text:style-name="P32"><text:span text:style-name="T7">Validation vectors are used to stop training early if the network performance on the validation vectors fails to improve or remains the same for </text:span><text:span text:style-name="Source_20_Text"><text:span text:style-name="T74">max_fail</text:span></text:span><text:span text:style-name="Source_20_Text"><text:span text:style-name="T18"> </text:span></text:span><text:span text:style-name="T7">epochs in a row. Test vectors are used as a further check that the network is generalizing well, but do not have any effect on training</text:span> </text:p>
          </table:table-cell>
        </table:table-row>
        <table:table-row>
          <table:table-cell table:style-name="Tabelle1.A2" office:value-type="string">
            <text:p text:style-name="P82">Syntax</text:p>
          </table:table-cell>
          <table:table-cell table:style-name="Tabelle1.B2" office:value-type="string">
            <text:p text:style-name="P32"><text:span text:style-name="T17">net.trainFcn = '</text:span>trainlm<text:span text:style-name="T17">'</text:span><text:line-break/><text:span text:style-name="T17">[net,tr] = train(net,...)</text:span> </text:p>
            <text:p text:style-name="P32"/>
            <text:p text:style-name="P68">Paramter: <text:s text:c="41"/><text:span text:style-name="T63">(default)</text:spa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66"><text:span text:style-name="Source_20_Text"><text:span text:style-name="T55">net.trainParam.epochs</text:span></text:span></text:p>
                </table:table-cell>
                <table:table-cell table:style-name="Tabelle14.A1" office:value-type="string">
                  <text:p text:style-name="P66"><text:span text:style-name="Source_20_Text"><text:span text:style-name="T55">1000</text:span></text:span></text:p>
                </table:table-cell>
                <table:table-cell table:style-name="Tabelle14.A1" office:value-type="string">
                  <text:p text:style-name="P85">Maximum number of epochs to train</text:p>
                </table:table-cell>
              </table:table-row>
              <table:table-row>
                <table:table-cell table:style-name="Tabelle14.A1" office:value-type="string">
                  <text:p text:style-name="P66"><text:span text:style-name="Source_20_Text"><text:span text:style-name="T55">net.trainParam.goal</text:span></text:span></text:p>
                </table:table-cell>
                <table:table-cell table:style-name="Tabelle14.A1" office:value-type="string">
                  <text:p text:style-name="P66"><text:span text:style-name="Source_20_Text"><text:span text:style-name="T55">0</text:span></text:span></text:p>
                </table:table-cell>
                <table:table-cell table:style-name="Tabelle14.A1" office:value-type="string">
                  <text:p text:style-name="P85">Performance goal</text:p>
                </table:table-cell>
              </table:table-row>
              <table:table-row>
                <table:table-cell table:style-name="Tabelle14.A1" office:value-type="string">
                  <text:p text:style-name="P66"><text:span text:style-name="Source_20_Text"><text:span text:style-name="T55">net.trainParam.max_fail</text:span></text:span></text:p>
                </table:table-cell>
                <table:table-cell table:style-name="Tabelle14.A1" office:value-type="string">
                  <text:p text:style-name="P66"><text:span text:style-name="Source_20_Text"><text:span text:style-name="T55">6</text:span></text:span></text:p>
                </table:table-cell>
                <table:table-cell table:style-name="Tabelle14.A1" office:value-type="string">
                  <text:p text:style-name="P85">Maximum validation failures</text:p>
                </table:table-cell>
              </table:table-row>
              <table:table-row>
                <table:table-cell table:style-name="Tabelle14.A1" office:value-type="string">
                  <text:p text:style-name="P66"><text:span text:style-name="Source_20_Text"><text:span text:style-name="T55">net.trainParam.min_grad</text:span></text:span></text:p>
                </table:table-cell>
                <table:table-cell table:style-name="Tabelle14.A1" office:value-type="string">
                  <text:p text:style-name="P66"><text:span text:style-name="Source_20_Text"><text:span text:style-name="T55">1e-7</text:span></text:span></text:p>
                </table:table-cell>
                <table:table-cell table:style-name="Tabelle14.A1" office:value-type="string">
                  <text:p text:style-name="P85">Minimum performance gradient</text:p>
                </table:table-cell>
              </table:table-row>
              <table:table-row>
                <table:table-cell table:style-name="Tabelle14.A1" office:value-type="string">
                  <text:p text:style-name="P66"><text:span text:style-name="Source_20_Text"><text:span text:style-name="T55">net.trainParam.mu</text:span></text:span></text:p>
                </table:table-cell>
                <table:table-cell table:style-name="Tabelle14.A1" office:value-type="string">
                  <text:p text:style-name="P66"><text:span text:style-name="Source_20_Text"><text:span text:style-name="T55">0.001</text:span></text:span></text:p>
                </table:table-cell>
                <table:table-cell table:style-name="Tabelle14.A1" office:value-type="string">
                  <text:p text:style-name="P83"><text:span text:style-name="T62">Initial </text:span><text:span text:style-name="Source_20_Text"><text:span text:style-name="T55">mu</text:span></text:span></text:p>
                </table:table-cell>
              </table:table-row>
              <table:table-row>
                <table:table-cell table:style-name="Tabelle14.A1" office:value-type="string">
                  <text:p text:style-name="P66"><text:span text:style-name="Source_20_Text"><text:span text:style-name="T55">net.trainParam.mu_dec</text:span></text:span></text:p>
                </table:table-cell>
                <table:table-cell table:style-name="Tabelle14.A1" office:value-type="string">
                  <text:p text:style-name="P66"><text:span text:style-name="Source_20_Text"><text:span text:style-name="T55">0.1</text:span></text:span></text:p>
                </table:table-cell>
                <table:table-cell table:style-name="Tabelle14.A1" office:value-type="string">
                  <text:p text:style-name="P83"><text:span text:style-name="Source_20_Text"><text:span text:style-name="T56">m</text:span></text:span><text:span text:style-name="Source_20_Text"><text:span text:style-name="T55">u </text:span></text:span><text:span text:style-name="T62">decrease factor</text:span></text:p>
                </table:table-cell>
              </table:table-row>
              <table:table-row>
                <table:table-cell table:style-name="Tabelle14.A1" office:value-type="string">
                  <text:p text:style-name="P66"><text:span text:style-name="Source_20_Text"><text:span text:style-name="T55">net.trainParam.mu_inc</text:span></text:span></text:p>
                </table:table-cell>
                <table:table-cell table:style-name="Tabelle14.A1" office:value-type="string">
                  <text:p text:style-name="P66"><text:span text:style-name="Source_20_Text"><text:span text:style-name="T55">10</text:span></text:span></text:p>
                </table:table-cell>
                <table:table-cell table:style-name="Tabelle14.A1" office:value-type="string">
                  <text:p text:style-name="P83"><text:span text:style-name="Source_20_Text"><text:span text:style-name="T56">m</text:span></text:span><text:span text:style-name="Source_20_Text"><text:span text:style-name="T55">u </text:span></text:span><text:span text:style-name="T62">increase factor</text:span></text:p>
                </table:table-cell>
              </table:table-row>
              <table:table-row>
                <table:table-cell table:style-name="Tabelle14.A1" office:value-type="string">
                  <text:p text:style-name="P66"><text:span text:style-name="Source_20_Text"><text:span text:style-name="T55">net.trainParam.mu_max</text:span></text:span></text:p>
                </table:table-cell>
                <table:table-cell table:style-name="Tabelle14.A1" office:value-type="string">
                  <text:p text:style-name="P66"><text:span text:style-name="Source_20_Text"><text:span text:style-name="T55">1e10</text:span></text:span></text:p>
                </table:table-cell>
                <table:table-cell table:style-name="Tabelle14.A1" office:value-type="string">
                  <text:p text:style-name="P83"><text:span text:style-name="T62">Maximum </text:span><text:span text:style-name="Source_20_Text"><text:span text:style-name="T55">mu</text:span></text:span></text:p>
                </table:table-cell>
              </table:table-row>
              <table:table-row>
                <table:table-cell table:style-name="Tabelle14.A1" office:value-type="string">
                  <text:p text:style-name="P66"><text:span text:style-name="Source_20_Text"><text:span text:style-name="T55">net.trainParam.show</text:span></text:span></text:p>
                </table:table-cell>
                <table:table-cell table:style-name="Tabelle14.A1" office:value-type="string">
                  <text:p text:style-name="P66"><text:span text:style-name="Source_20_Text"><text:span text:style-name="T55">25</text:span></text:span></text:p>
                </table:table-cell>
                <table:table-cell table:style-name="Tabelle14.A1" office:value-type="string">
                  <text:p text:style-name="P83"><text:span text:style-name="T62">Epochs between displays (</text:span><text:span text:style-name="Source_20_Text"><text:span text:style-name="T55">NaN </text:span></text:span><text:span text:style-name="T62">for no displays)</text:span></text:p>
                </table:table-cell>
              </table:table-row>
              <table:table-row>
                <table:table-cell table:style-name="Tabelle14.A1" office:value-type="string">
                  <text:p text:style-name="P66"><text:span text:style-name="Source_20_Text"><text:span text:style-name="T55">net.trainParam.showCommandLine</text:span></text:span></text:p>
                </table:table-cell>
                <table:table-cell table:style-name="Tabelle14.A1" office:value-type="string">
                  <text:p text:style-name="P66"><text:span text:style-name="Source_20_Text"><text:span text:style-name="T55">false</text:span></text:span></text:p>
                </table:table-cell>
                <table:table-cell table:style-name="Tabelle14.A1" office:value-type="string">
                  <text:p text:style-name="P85">Generate command-line output</text:p>
                </table:table-cell>
              </table:table-row>
              <table:table-row>
                <table:table-cell table:style-name="Tabelle14.A1" office:value-type="string">
                  <text:p text:style-name="P66"><text:span text:style-name="Source_20_Text"><text:span text:style-name="T55">net.trainParam.showWindow</text:span></text:span></text:p>
                </table:table-cell>
                <table:table-cell table:style-name="Tabelle14.A1" office:value-type="string">
                  <text:p text:style-name="P66"><text:span text:style-name="Source_20_Text"><text:span text:style-name="T55">true</text:span></text:span></text:p>
                </table:table-cell>
                <table:table-cell table:style-name="Tabelle14.A1" office:value-type="string">
                  <text:p text:style-name="P85">Show training GUI</text:p>
                </table:table-cell>
              </table:table-row>
              <table:table-row>
                <table:table-cell table:style-name="Tabelle14.A1" office:value-type="string">
                  <text:p text:style-name="P66"><text:span text:style-name="Source_20_Text"><text:span text:style-name="T55">net.trainParam.time</text:span></text:span></text:p>
                </table:table-cell>
                <table:table-cell table:style-name="Tabelle14.A1" office:value-type="string">
                  <text:p text:style-name="P66"><text:span text:style-name="Source_20_Text"><text:span text:style-name="T55">inf</text:span></text:span></text:p>
                </table:table-cell>
                <table:table-cell table:style-name="Tabelle14.A1" office:value-type="string">
                  <text:p text:style-name="P85">Maximum time to train in seconds</text:p>
                </table:table-cell>
              </table:table-row>
            </table:table>
            <text:p text:style-name="P53"/>
          </table:table-cell>
        </table:table-row>
      </table:table>
      <text:p text:style-name="P48"/>
      <text:p text:style-name="P47"><text:span text:style-name="T36">T</text:span><text:span text:style-name="T28">raining Functions </text:span><text:span text:style-name="T35">trainFcn</text:span></text:p>
      <text:p text:style-name="P43"><text:a xlink:type="simple" xlink:href="../../../../../../../Program%20Files/MATLAB/R2015b/help/nnet/ref/trainru.html%3FsearchHighlight=trainFcn" text:style-name="Internet_20_link" text:visited-style-name="Visited_20_Internet_20_Link">trainru</text:a><text:span text:style-name="T45"> </text:span><text:span text:style-name="T29">- Unsupervised random order weight/bias training </text:span></text:p>
      <text:p text:style-name="P43"><text:a xlink:type="simple" xlink:href="../../../../../../../Program%20Files/MATLAB/R2015b/help/nnet/ref/trainc.html%3FsearchHighlight=trainFcn" text:style-name="Internet_20_link" text:visited-style-name="Visited_20_Internet_20_Link">trainc</text:a><text:span text:style-name="T45"> </text:span><text:span text:style-name="T29">- Cyclical order weight/bias training </text:span></text:p>
      <text:p text:style-name="P43"><text:a xlink:type="simple" xlink:href="../../../../../../../Program%20Files/MATLAB/R2015b/help/nnet/ref/trainr.html%3FsearchHighlight=trainFcn" text:style-name="Internet_20_link" text:visited-style-name="Visited_20_Internet_20_Link">trainr</text:a><text:span text:style-name="T45"> </text:span><text:span text:style-name="T29">- Random order incremental training with learning functions</text:span></text:p>
      <text:p text:style-name="P43"><text:a xlink:type="simple" xlink:href="../../../../../../../Program%20Files/MATLAB/R2015b/help/nnet/ref/trains.html%3FsearchHighlight=trainFcn" text:style-name="Internet_20_link" text:visited-style-name="Visited_20_Internet_20_Link">trains</text:a><text:span text:style-name="T45"> </text:span><text:span text:style-name="T29">- Sequential order incremental training with learning functions </text:span></text:p>
      <text:p text:style-name="P43"><text:a xlink:type="simple" xlink:href="../../../../../../../Program%20Files/MATLAB/R2015b/help/nnet/ref/trainb.html%3FsearchHighlight=trainFcn" text:style-name="Internet_20_link" text:visited-style-name="Visited_20_Internet_20_Link">trainb</text:a><text:span text:style-name="T45"> </text:span><text:span text:style-name="T29">- Batch training with weight and bias learning rules </text:span></text:p>
      <text:p text:style-name="P43"><text:a xlink:type="simple" xlink:href="../../../../../../../Program%20Files/MATLAB/R2015b/help/nnet/ref/trainbu.html%3FsearchHighlight=trainFcn" text:style-name="Internet_20_link" text:visited-style-name="Visited_20_Internet_20_Link">trainbu</text:a><text:span text:style-name="T45"> </text:span><text:span text:style-name="T29">- Batch unsupervised weight/bias training </text:span></text:p>
      <text:p text:style-name="P43"><text:a xlink:type="simple" xlink:href="../../../../../../../Program%20Files/MATLAB/R2015b/help/nnet/ref/trainscg.html%3FsearchHighlight=trainFcn" text:style-name="Internet_20_link" text:visited-style-name="Visited_20_Internet_20_Link">trainscg</text:a><text:span text:style-name="T45"> </text:span><text:span text:style-name="T29">- Scaled conjugate gradient backpropagation </text:span></text:p>
      <text:p text:style-name="P43"><text:a xlink:type="simple" xlink:href="../../../../../../../Program%20Files/MATLAB/R2015b/help/nnet/ref/traingdx.html%3FsearchHighlight=trainFcn" text:style-name="Internet_20_link" text:visited-style-name="Visited_20_Internet_20_Link">traingdx</text:a><text:span text:style-name="T45"> </text:span><text:span text:style-name="T29">- Gradient descent with momentum and adaptive learning rate backpropagation </text:span></text:p>
      <text:p text:style-name="P43"><text:a xlink:type="simple" xlink:href="../../../../../../../Program%20Files/MATLAB/R2015b/help/nnet/ref/traingdm.html%3FsearchHighlight=trainFcn" text:style-name="Internet_20_link" text:visited-style-name="Visited_20_Internet_20_Link">traingdm</text:a><text:span text:style-name="T45"> </text:span><text:span text:style-name="T29">- Gradient descent with momentum backpropagation </text:span></text:p>
      <text:p text:style-name="P43"><text:a xlink:type="simple" xlink:href="../../../../../../../Program%20Files/MATLAB/R2015b/help/nnet/ref/traingd.html%3FsearchHighlight=trainFcn" text:style-name="Internet_20_link" text:visited-style-name="Visited_20_Internet_20_Link">traingd</text:a><text:span text:style-name="T45"> </text:span><text:span text:style-name="T29">- Gradient descent backpropagation </text:span></text:p>
      <text:p text:style-name="P43"><text:a xlink:type="simple" xlink:href="../../../../../../../Program%20Files/MATLAB/R2015b/help/nnet/ref/trainrp.html%3FsearchHighlight=trainFcn" text:style-name="Internet_20_link" text:visited-style-name="Visited_20_Internet_20_Link">trainrp</text:a><text:span text:style-name="T45"> </text:span><text:span text:style-name="T29">- Resilient backpropagation </text:span></text:p>
      <text:p text:style-name="P43"><text:a xlink:type="simple" xlink:href="../../../../../../../Program%20Files/MATLAB/R2015b/help/nnet/ref/trainlm.html%3FsearchHighlight=trainFcn" text:style-name="Internet_20_link" text:visited-style-name="Visited_20_Internet_20_Link">trainlm</text:a><text:span text:style-name="T45"> </text:span><text:span text:style-name="T29">- Levenberg-Marquardt backpropagation </text:span></text:p>
      <text:p text:style-name="P43"><text:a xlink:type="simple" xlink:href="../../../../../../../Program%20Files/MATLAB/R2015b/help/nnet/ref/trainbr.html%3FsearchHighlight=trainFcn" text:style-name="Internet_20_link" text:visited-style-name="Visited_20_Internet_20_Link">trainbr</text:a><text:span text:style-name="T45"> </text:span><text:span text:style-name="T29">- Bayesian regularization backpropagation </text:span></text:p>
      <text:p text:style-name="P43"><text:a xlink:type="simple" xlink:href="../../../../../../../Program%20Files/MATLAB/R2015b/help/nnet/ref/traincgp.html%3FsearchHighlight=trainFcn" text:style-name="Internet_20_link" text:visited-style-name="Visited_20_Internet_20_Link">traincgp</text:a><text:span text:style-name="T45"> </text:span><text:span text:style-name="T29">- Conjugate gradient backpropagation with Polak-Ribiére updates </text:span></text:p>
      <text:p text:style-name="P43"><text:a xlink:type="simple" xlink:href="../../../../../../../Program%20Files/MATLAB/R2015b/help/nnet/ref/traincgb.html%3FsearchHighlight=trainFcn" text:style-name="Internet_20_link" text:visited-style-name="Visited_20_Internet_20_Link">traincgb</text:a><text:span text:style-name="T45"> </text:span><text:span text:style-name="T29">- Conjugate gradient backpropagation with Powell-Beale restarts </text:span></text:p>
      <text:p text:style-name="P43"><text:a xlink:type="simple" xlink:href="../../../../../../../Program%20Files/MATLAB/R2015b/help/nnet/ref/trainbfg.html%3FsearchHighlight=trainFcn" text:style-name="Internet_20_link" text:visited-style-name="Visited_20_Internet_20_Link">trainbfg</text:a><text:span text:style-name="T45"> </text:span><text:span text:style-name="T29">- BFGS quasi-Newton backpropagation </text:span></text:p>
      <text:p text:style-name="P43"><text:a xlink:type="simple" xlink:href="../../../../../../../Program%20Files/MATLAB/R2015b/help/nnet/ref/trainoss.html%3FsearchHighlight=trainFcn" text:style-name="Internet_20_link" text:visited-style-name="Visited_20_Internet_20_Link">trainoss</text:a><text:span text:style-name="T45"> </text:span><text:span text:style-name="T29">- One-step secant backpropagation </text:span></text:p>
      <text:p text:style-name="P43"><text:a xlink:type="simple" xlink:href="../../../../../../../Program%20Files/MATLAB/R2015b/help/nnet/ref/traincgf.html%3FsearchHighlight=trainFcn" text:style-name="Internet_20_link" text:visited-style-name="Visited_20_Internet_20_Link">traincgf</text:a><text:span text:style-name="T45"> </text:span><text:span text:style-name="T29">- Conjugate gradient backpropagation with Fletcher-Reeves updates </text:span></text:p>
      <text:p text:style-name="P43"><text:a xlink:type="simple" xlink:href="../../../../../../../Program%20Files/MATLAB/R2015b/help/nnet/ref/traingda.html%3FsearchHighlight=trainFcn" text:style-name="Internet_20_link" text:visited-style-name="Visited_20_Internet_20_Link">traingda</text:a><text:span text:style-name="T45"> </text:span><text:span text:style-name="T29">- Gradient descent with adaptive learning rate backpropagation</text:span></text:p>
      <text:p text:style-name="P46"><text:span text:style-name="T29"/></text:p>
      <text:p text:style-name="P9"/>
      <table:table table:name="Tabelle13" table:style-name="Tabelle13">
        <table:table-column table:style-name="Tabelle13.A"/>
        <table:table-column table:style-name="Tabelle13.B"/>
        <table:table-row>
          <table:table-cell table:style-name="Tabelle13.A1" office:value-type="string">
            <text:p text:style-name="P73">Name</text:p>
          </table:table-cell>
          <table:table-cell table:style-name="Tabelle13.B1" office:value-type="string">
            <text:p text:style-name="P55"><text:span text:style-name="T5">cell2mat</text:span><text:span text:style-name="T2">()</text:span></text:p>
            <text:p text:style-name="P55"><text:span text:style-name="T47">Convert cell array to ordinary array of the underlying data type</text:span><text:span text:style-name="T2"> </text:span></text:p>
          </table:table-cell>
        </table:table-row>
        <table:table-row>
          <table:table-cell table:style-name="Tabelle13.A2" office:value-type="string">
            <text:p text:style-name="P73">Description</text:p>
          </table:table-cell>
          <table:table-cell table:style-name="Tabelle13.B2" office:value-type="string">
            <text:p text:style-name="P75"><text:span text:style-name="T7">The elements of the cell array must all contain the same data type, and the resulting array is of that data type</text:span> </text:p>
          </table:table-cell>
        </table:table-row>
        <table:table-row>
          <table:table-cell table:style-name="Tabelle13.A2" office:value-type="string">
            <text:p text:style-name="P73">Syntax</text:p>
          </table:table-cell>
          <table:table-cell table:style-name="Tabelle13.B2" office:value-type="string">
            <text:p text:style-name="P75"><text:span text:style-name="T17">A = </text:span>cell2mat<text:span text:style-name="T17">(C)</text:span> </text:p>
          </table:table-cell>
        </table:table-row>
      </table:table>
      <text:p text:style-name="P51"/>
      <text:p text:style-name="P51"/>
      <text:p text:style-name="P12"><text:soft-page-break/><text:span text:style-name="T68">nntraintool</text:span> – Plots:</text:p>
      <text:p text:style-name="P13"/>
      <table:table table:name="Tabelle5" table:style-name="Tabelle5">
        <table:table-column table:style-name="Tabelle5.A"/>
        <table:table-column table:style-name="Tabelle5.B"/>
        <table:table-row>
          <table:table-cell table:style-name="Tabelle5.A1" office:value-type="string">
            <text:p text:style-name="P26">Name</text:p>
          </table:table-cell>
          <table:table-cell table:style-name="Tabelle5.B1" office:value-type="string">
            <text:p text:style-name="P15">Performance <text:span text:style-name="T80">(</text:span><text:span text:style-name="T78">plotperform</text:span><text:span text:style-name="T80">)</text:span></text:p>
          </table:table-cell>
        </table:table-row>
        <table:table-row>
          <table:table-cell table:style-name="Tabelle5.A2" office:value-type="string">
            <text:p text:style-name="P26">Description</text:p>
          </table:table-cell>
          <table:table-cell table:style-name="Tabelle5.B2" office:value-type="string">
            <text:p text:style-name="P64"><text:span text:style-name="Source_20_Text"><text:span text:style-name="T57">plotperform(TR) </text:span></text:span>plots error vs. epoch for the training, validation, and test performances of the training record <text:span text:style-name="Source_20_Text"><text:span text:style-name="T57">TR </text:span></text:span>returned by the function <text:a xlink:type="simple" xlink:href="http://train.html/" text:style-name="Internet_20_link" text:visited-style-name="Visited_20_Internet_20_Link"><text:span text:style-name="Source_20_Text"><text:span text:style-name="T60">train</text:span></text:span></text:a> </text:p>
          </table:table-cell>
        </table:table-row>
        <table:table-row>
          <table:table-cell table:style-name="Tabelle5.A2" office:value-type="string">
            <text:p text:style-name="P33">Note</text:p>
          </table:table-cell>
          <table:table-cell table:style-name="Tabelle5.B2" office:value-type="string">
            <text:p text:style-name="P29"><text:span text:style-name="T7">Generally, the error reduces after more epochs of training, but might start to increase on the validation data set as the network starts overfitting the training data. In the default setup, the training stops after six consecutive increases in validation error, and the best performance is taken from the epoch with the lowest validation error.</text:span> </text:p>
          </table:table-cell>
        </table:table-row>
      </table:table>
      <text:p text:style-name="P5"/>
      <table:table table:name="Tabelle6" table:style-name="Tabelle6">
        <table:table-column table:style-name="Tabelle6.A"/>
        <table:table-column table:style-name="Tabelle6.B"/>
        <table:table-row>
          <table:table-cell table:style-name="Tabelle6.A1" office:value-type="string">
            <text:p text:style-name="P26">Name</text:p>
          </table:table-cell>
          <table:table-cell table:style-name="Tabelle6.B1" office:value-type="string">
            <text:p text:style-name="P29"><text:s/><text:span text:style-name="T67">Training State (</text:span><text:span text:style-name="T79">plottrainstate</text:span><text:span text:style-name="T67">)</text:span></text:p>
          </table:table-cell>
        </table:table-row>
        <table:table-row>
          <table:table-cell table:style-name="Tabelle6.A2" office:value-type="string">
            <text:p text:style-name="P26">Description</text:p>
          </table:table-cell>
          <table:table-cell table:style-name="Tabelle6.B2" office:value-type="string">
            <text:p text:style-name="P29"><text:span text:style-name="Source_20_Text"><text:span text:style-name="T58">plottrainstate(tr)</text:span></text:span><text:span text:style-name="Source_20_Text"><text:span text:style-name="T19"> </text:span></text:span><text:span text:style-name="T7">plots the training state from a training record </text:span><text:span text:style-name="Source_20_Text"><text:span text:style-name="T74">tr</text:span></text:span><text:span text:style-name="Source_20_Text"><text:span text:style-name="T18"> </text:span></text:span><text:span text:style-name="T7">returned by </text:span><text:span text:style-name="Source_20_Text"><text:span text:style-name="T74">train</text:span></text:span><text:span text:style-name="T7">.</text:span> </text:p>
          </table:table-cell>
        </table:table-row>
        <table:table-row>
          <table:table-cell table:style-name="Tabelle6.A2" office:value-type="string">
            <text:p text:style-name="P71">Note</text:p>
          </table:table-cell>
          <table:table-cell table:style-name="Tabelle6.B2" office:value-type="string">
            <text:p text:style-name="P29"/>
          </table:table-cell>
        </table:table-row>
      </table:table>
      <text:p text:style-name="P5"/>
      <table:table table:name="Tabelle7" table:style-name="Tabelle7">
        <table:table-column table:style-name="Tabelle7.A"/>
        <table:table-column table:style-name="Tabelle7.B"/>
        <table:table-row>
          <table:table-cell table:style-name="Tabelle7.A1" office:value-type="string">
            <text:p text:style-name="P26">Name</text:p>
          </table:table-cell>
          <table:table-cell table:style-name="Tabelle7.B1" office:value-type="string">
            <text:p text:style-name="P35">Error Histogramm <text:span text:style-name="T80">(</text:span><text:span text:style-name="T78">ploterrhist</text:span><text:span text:style-name="T80">)</text:span></text:p>
          </table:table-cell>
        </table:table-row>
        <table:table-row>
          <table:table-cell table:style-name="Tabelle7.A2" office:value-type="string">
            <text:p text:style-name="P26">Description</text:p>
          </table:table-cell>
          <table:table-cell table:style-name="Tabelle7.B2" office:value-type="string">
            <text:p text:style-name="P29"><text:span text:style-name="T7">The blue bars represent training data, the green bars represent validation data, and the red bars represent testing data. The histogram can give you an indication of outliers, which are data points where the fit is significantly worse than the majority of data</text:span> </text:p>
          </table:table-cell>
        </table:table-row>
        <table:table-row>
          <table:table-cell table:style-name="Tabelle7.A2" office:value-type="string">
            <text:p text:style-name="P36">Note</text:p>
          </table:table-cell>
          <table:table-cell table:style-name="Tabelle7.B2" office:value-type="string">
            <text:p text:style-name="P29"><text:span text:style-name="T7">It is a good idea to check the outliers to determine if the data is bad, or if those data points are different than the rest of the data set. If the outliers are valid data points, but are unlike the rest of the data, then the network is extrapolating for these points. You should collect more data that looks like the outlier points, and retrain the network</text:span> </text:p>
          </table:table-cell>
        </table:table-row>
      </table:table>
      <text:p text:style-name="P5"/>
      <table:table table:name="Tabelle8" table:style-name="Tabelle8">
        <table:table-column table:style-name="Tabelle8.A"/>
        <table:table-column table:style-name="Tabelle8.B"/>
        <table:table-row>
          <table:table-cell table:style-name="Tabelle8.A1" office:value-type="string">
            <text:p text:style-name="P27">Name</text:p>
          </table:table-cell>
          <table:table-cell table:style-name="Tabelle8.B1" office:value-type="string">
            <text:p text:style-name="P13">Regression <text:span text:style-name="T80">(</text:span><text:span text:style-name="T78">plotregression</text:span><text:span text:style-name="T80">)</text:span></text:p>
          </table:table-cell>
        </table:table-row>
        <table:table-row>
          <table:table-cell table:style-name="Tabelle8.A2" office:value-type="string">
            <text:p text:style-name="P27">Description</text:p>
          </table:table-cell>
          <table:table-cell table:style-name="Tabelle8.B2" office:value-type="string">
            <text:p text:style-name="P64">to validate the network performance</text:p>
            <text:p text:style-name="P39">regression plots display the network outputs with respect to targets for training, validation, and test sets </text:p>
          </table:table-cell>
        </table:table-row>
        <table:table-row>
          <table:table-cell table:style-name="Tabelle8.A2" office:value-type="string">
            <text:p text:style-name="P69">Note</text:p>
          </table:table-cell>
          <table:table-cell table:style-name="Tabelle8.B2" office:value-type="string">
            <text:p text:style-name="P29"><text:span text:style-name="T7">For a perfect fit, the data should fall along a 45 degree line, where the network outputs are equal to the targets.</text:span> </text:p>
          </table:table-cell>
        </table:table-row>
      </table:table>
      <text:p text:style-name="P14"/>
      <table:table table:name="Tabelle11" table:style-name="Tabelle11">
        <table:table-column table:style-name="Tabelle11.A"/>
        <table:table-column table:style-name="Tabelle11.B"/>
        <table:table-row>
          <table:table-cell table:style-name="Tabelle11.A1" office:value-type="string">
            <text:p text:style-name="P27">Name</text:p>
          </table:table-cell>
          <table:table-cell table:style-name="Tabelle11.B1" office:value-type="string">
            <text:p text:style-name="P70">(<text:span text:style-name="T77">plotresponse</text:span>)</text:p>
          </table:table-cell>
        </table:table-row>
        <table:table-row>
          <table:table-cell table:style-name="Tabelle11.A2" office:value-type="string">
            <text:p text:style-name="P27">Description</text:p>
          </table:table-cell>
          <table:table-cell table:style-name="Tabelle11.B2" office:value-type="string">
            <text:p text:style-name="P34"><text:span text:style-name="Source_20_Text"><text:span text:style-name="T58">plotresponse(t,y)</text:span></text:span><text:span text:style-name="Source_20_Text"><text:span text:style-name="T19"> </text:span></text:span><text:span text:style-name="T7">takes a target time series </text:span><text:span text:style-name="Source_20_Text"><text:span text:style-name="T74">t</text:span></text:span><text:span text:style-name="Source_20_Text"><text:span text:style-name="T18"> </text:span></text:span><text:span text:style-name="T7">and an output time series </text:span><text:span text:style-name="Source_20_Text"><text:span text:style-name="T74">y</text:span></text:span><text:span text:style-name="T7">, and plots them on the same axis showing the errors between them.</text:span> </text:p>
          </table:table-cell>
        </table:table-row>
        <table:table-row>
          <table:table-cell table:style-name="Tabelle11.A2" office:value-type="string">
            <text:p text:style-name="P72">Note</text:p>
          </table:table-cell>
          <table:table-cell table:style-name="Tabelle11.B2" office:value-type="string">
            <text:p text:style-name="P34"/>
          </table:table-cell>
        </table:table-row>
      </table:table>
      <text:p text:style-name="P14"/>
      <text:p text:style-name="P14"/>
      <text:p text:style-name="P63"/>
      <table:table table:name="Tabelle12" table:style-name="Tabelle12">
        <table:table-column table:style-name="Tabelle12.A"/>
        <table:table-column table:style-name="Tabelle12.B"/>
        <table:table-row>
          <table:table-cell table:style-name="Tabelle12.A1" office:value-type="string">
            <text:p text:style-name="P27">Name</text:p>
          </table:table-cell>
          <table:table-cell table:style-name="Tabelle12.B1" office:value-type="string">
            <text:p text:style-name="P34"/>
          </table:table-cell>
        </table:table-row>
        <table:table-row>
          <table:table-cell table:style-name="Tabelle12.A2" office:value-type="string">
            <text:p text:style-name="P27">Description</text:p>
          </table:table-cell>
          <table:table-cell table:style-name="Tabelle12.B2" office:value-type="string">
            <text:p text:style-name="P34"/>
          </table:table-cell>
        </table:table-row>
        <table:table-row>
          <table:table-cell table:style-name="Tabelle12.A2" office:value-type="string">
            <text:p text:style-name="P27">Syntax</text:p>
          </table:table-cell>
          <table:table-cell table:style-name="Tabelle12.B2" office:value-type="string">
            <text:p text:style-name="P34"/>
          </table:table-cell>
        </table:table-row>
        <table:table-row>
          <table:table-cell table:style-name="Tabelle12.A2" office:value-type="string">
            <text:p text:style-name="P27">Suggested</text:p>
          </table:table-cell>
          <table:table-cell table:style-name="Tabelle12.B4" office:value-type="string">
            <text:p text:style-name="P34"/>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angal1" svg:font-family="Mangal"/>
    <style:font-face style:name="Menlo" svg:font-family="Menlo, Monaco, Consolas, 'Courier New', monospace"/>
    <style:font-face style:name="futura-pt-n4" svg:font-family="futura-pt-n4, futura-pt,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Knabbe</meta:initial-creator>
    <meta:creation-date>2016-04-01T17:03:02.763000000</meta:creation-date>
    <dc:date>2016-04-05T19:31:16.141000000</dc:date>
    <dc:creator>Wolfgang Knabbe</dc:creator>
    <meta:editing-duration>PT8H40M39S</meta:editing-duration>
    <meta:editing-cycles>88</meta:editing-cycles>
    <meta:generator>LibreOffice/4.4.7.2$Windows_x86 LibreOffice_project/f3153a8b245191196a4b6b9abd1d0da16eead600</meta:generator>
    <meta:document-statistic meta:table-count="15" meta:image-count="0" meta:object-count="0" meta:page-count="4" meta:paragraph-count="167" meta:word-count="1030" meta:character-count="7070" meta:non-whitespace-character-count="6121"/>
  </office:meta>
</office:document-meta>
</file>